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54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utated beginnig and end" table:style-name="ta1">
        <table:shapes>
          <draw:frame draw:z-index="0" draw:style-name="gr1" draw:text-style-name="P1" svg:width="15.999cm" svg:height="9.007cm" svg:x="11.389cm" svg:y="0.1cm">
            <draw:object draw:notify-on-update-of-ranges="'mutated beginnig and end'.A1:'mutated beginnig and end'.A1 'mutated beginnig and end'.A2:'mutated beginnig and end'.A51 'mutated beginnig and end'.B1:'mutated beginnig and end'.B1 'mutated beginnig and end'.B2:'mutated beginnig and end'.B5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9.007cm" svg:x="8.24cm" svg:y="9.591cm">
            <draw:object draw:notify-on-update-of-ranges="'mutated beginnig and end'.C1:'mutated beginnig and end'.C1 'mutated beginnig and end'.C2:'mutated beginnig and end'.C52 'mutated beginnig and end'.D1:'mutated beginnig and end'.D1 'mutated beginnig and end'.D2:'mutated beginnig and end'.D5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redicted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Predicted</text:p>
          </table:table-cell>
          <table:table-cell office:value-type="string" calcext:value-type="string">
            <text:p>Actual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</table:table-row>
      </table:table>
      <table:table table:name="only mutated" table:style-name="ta1">
        <table:shapes>
          <draw:frame draw:z-index="0" draw:style-name="gr1" draw:text-style-name="P1" svg:width="25.873cm" svg:height="13.679cm" svg:x="2.01cm" svg:y="0.956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Mutated</text:p>
          </table:table-cell>
          <table:table-cell office:value-type="string" calcext:value-type="string">
            <text:p>Predicte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Levenshtein distance</text:p>
          </table:table-cell>
        </table:table-row>
        <table:table-row table:style-name="ro1">
          <table:table-cell office:value-type="string" calcext:value-type="string">
            <text:p>VYSNAX44F9C4CHF51TR887RFHHP6RX61H2E6WDI4NWZQJBMB8JM1W3AM9YYVCT4IFE6EJUVT80GPQDTHLCEIJ3YZZ2BQ3WYILZ1L</text:p>
          </table:table-cell>
          <table:table-cell office:value-type="string" calcext:value-type="string">
            <text:p>VlENAn4pWzCGgdctkYU88iCnAkT6RXzvH2EgWobjNUZQJJZmSbMyWyAM9YyeCuwgcIGCJXVT8eaqrGTLXpEIhaQJxwwQfpYILZ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F05M1BD5E92IQS3QJETWLE7A7Q52B89OJ2CZVO7YAR4GNSYBXEIWFC9CNI15QVP2YSA284VMT6GW3QKS7F6ZQ5Y9Z7BR76R83DEH</text:p>
          </table:table-cell>
          <table:table-cell office:value-type="string" calcext:value-type="string">
            <text:p>F05bxBQSG9HyhLoQxiTWlEkmZt5iB8kVk2XZVOiYWRVGWeDBfwDWFCOmfS1gdTPLYhA284XMDBZpcQJS7FkusZnYJhNaqIm8UYB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JFLKHJR6VVKO3L5W3V49HYDB1CORCA91KPXKDXTGABWLF62SIBR7CAP7Y3VK9ZL3KZFAGEUME21BTSCG4YLOXOB5L64LNNC9UR7I</text:p>
          </table:table-cell>
          <table:table-cell office:value-type="string" calcext:value-type="string">
            <text:p>cFLzpJjlcVSW3wdcEVpNHuUw1tOdOA9yduGMGXTwAvWgd62SieTiDAP7E3VfJRL3KZFFGEPMf2gWywVtzYLBXTw5LdfLFBC9umYz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THWHK8I3OGYINPPVVR75SF4H7RXTDVXESZAC211VIU06HTG1PT466FJ7YXEVINB7Q1FN0VI1W2BHXH0E4NSFAWSVAYCQFT4SWK8</text:p>
          </table:table-cell>
          <table:table-cell office:value-type="string" calcext:value-type="string">
            <text:p>nThxUKjinHcyLNCPVVRa5SL4ayetTDlqPlZAC2c1VmUTcrPmOQTM66nJYAAEehsgMyQJNmsZNWkIHPM0WjNSFZWPuAYCQsTvSWKh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ZV5RAHBNCWPDIHHN1Z8NQMRCL7JRY6781F91U6GWCRRIJKZQCZNTGGBYU3ANGKEVFL8ZNLEP4UXKB4ZYTP8TB3TIRIM6EL432IX</text:p>
          </table:table-cell>
          <table:table-cell office:value-type="string" calcext:value-type="string">
            <text:p>vZVLRADZlCnFxXGhDwZnqHqRmLjJcq6HE1FWawvGWCRyIJKZrWZNJGGxhqoUtoKXDjHFlrLEPZdXkL4ZKcF8TpZpeBIMOESm32SY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RVLI52QI4MFNPXO46ZR4VC7YRKWNX6X1Y8VDF2BSE4POZEMGK6C0D6PLHG6QLFDXZB913K5TOG55RTB0INXPZ8MMAYTRQBMKA78A</text:p>
          </table:table-cell>
          <table:table-cell office:value-type="string" calcext:value-type="string">
            <text:p>EVLIqWQILPbNPXe4PXiHeaiYRKfNXwS1rDLoFZBQF4khLOMLK6Fqr6PuyDbiOFDFZuDDcK5YoaY5nAN0snXTZ8EQJMTzdBoKAa8A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9BGPD69M3MO7P0E2U4HU58NHNH5LE12D9VTWXLCE0CGYR3D2XDGM0F4ZS0E5OSBOX4VNWOTTNNR6BREXGLOU4449MF0CUCF1MNYU</text:p>
          </table:table-cell>
          <table:table-cell office:value-type="string" calcext:value-type="string">
            <text:p>9tGPwD9QhCvlJ0ZdjKHcobBaoPBLj1MW9VTnXLCYtCuYqzL2XDMMrU4ZjmY5OGBOajpolOsTNNMQIxEXttKx4449lo0XWXA1MZYq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SJQB5PPUUG5312LU5454PRISN1BJPHRCN7VZVIDMGOKMZ2UP6V5OHVZMUV73L429V4STA7LSN1PS3MIYYY7G56RCY9UVFONKKGS</text:p>
          </table:table-cell>
          <table:table-cell office:value-type="string" calcext:value-type="string">
            <text:p>vdJOBArPjUOfLjWXU54UrPRPIN1eJPHRQNiVZVyEMsGDMf2Ys6VjOHVfaUV73IhK9rCdwu7PSE1vSYrdlPY7S5oBCV9pVFtLerXS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ANWGLV7F4D7YEIS1990YNXQLW07MKOMORL03DX98497VOAXBBRIPMK59WYDRZFB7AESLVTI257I5BASBYU4PES0OGC6WQVWNCJG</text:p>
          </table:table-cell>
          <table:table-cell office:value-type="string" calcext:value-type="string">
            <text:p>HqNapWE7FqD7QWITxMgNqNXMgWdgocQgPRbZ3qQw84C7VOzXwBhePMtw9jHhBxFBQIDSbYgo2q7UYBASBYUizERwHTCTwQaBNCJJ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YUTQG26CI8G04IQE72UFI6BP92HRGHDT844Z7N2A7AQHSLJQQ55GGDEPQB67K3KKXA37IC85NXSL2JFICUQ4SCP1UJ02LUCVTB</text:p>
          </table:table-cell>
          <table:table-cell office:value-type="string" calcext:value-type="string">
            <text:p>pbYUTZacKCfdG04IQymMGhI6zP9LHRVHDX8GfrCMXIgAQHqhJQQ5SlflEkQSotTWretmmXIOrfzcfFoJFINxQoSUimfqm2LHqRlZ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XJO3KEG1NXKWWDNNZA0C9IDQI0F6C0QLVDFLT3PWCI5JSXBZMJP5ATJ34NLSJ4TMCUCIGNJPXWX5XWT60HS6TXVRNNO7LUP4UGH1</text:p>
          </table:table-cell>
          <table:table-cell office:value-type="string" calcext:value-type="string">
            <text:p>zgO3KVGkNKKoWDjPYA0CZRNQIZrFCAFLVdFLTujcCfnezXrZdkPyTAJ3IkHGJ4xgPUegsNJPXWPQXDgkZHSIaNVIMNOtLkH4sfH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77J45HA980IY662B6EA1LS4FI0BYNNBQL0SQ01DSJZZRKJACAVOF5VXFOR8E4DYOMMXJRVE38ZJVZLFNUJZI5CI8QRW1II4CSISD</text:p>
          </table:table-cell>
          <table:table-cell office:value-type="string" calcext:value-type="string">
            <text:p>k7JXsHAYZipO662d6XA1LQrYI0BwtNDLL0ZQmlDQjMJhzSANAVdi5VttOPSE4DTOGMZCRVvUXZvGSWtPPJBI5CKrkRWYIg4cYZSr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D2H6FKZCNPB5WFLOV55YBPYY98GEGRN3LOWZ1V9S5KQJIZIAMDYVH20YIAP63WRNF9WQHYLO01KFAL7KA8U2C0WO0Z2DHT4HB8I</text:p>
          </table:table-cell>
          <table:table-cell office:value-type="string" calcext:value-type="string">
            <text:p>AD2DZRWqOoSB5WYmCOxITBPYQG8gZQRKgLOWB1V9U5XpitoIAMqdQH20QIAe63pOQF9HyHlLG01IeALKxYDh2x0WTeKFjHG4HM8L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I8MGI87VDEAKJ17GVSZ7R2CATBJQQYSFNHZA9FST41EUPNJVAEQ944PBQT84IW6PEJ0SLMGA4Q26V6UOQIOAENJB87DPUPDHRM8</text:p>
          </table:table-cell>
          <table:table-cell office:value-type="string" calcext:value-type="string">
            <text:p>2eMUGh87VSEAOEJjGVGZyE2CAUzFQQYSrmEQA9ExW4HEUMxJSUEPr44PMQn8PIAsJbr0FLXWAJQXCVKwqStOsEQPBF7DwUdaLRMO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Y74SFE9X4CWJO1V22F7J37Q2YRS5B3LSCGHXP94W9OPIP4NNXY2I0PXCMBQSR7J7TK5FIQSABUAT8E3OU4PPOKVBL91EUCCIL3Q6</text:p>
          </table:table-cell>
          <table:table-cell office:value-type="string" calcext:value-type="string">
            <text:p>v74SiE9X4mWSJsVe2uXm37E2YiS5BoNSWGgXE9bolqbIP4fNXf2QOPbCMDHlRdJ7EK5dhJUAEWIusXuQU4MHDVFOw91ktCiZS3G6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WULEZJ3B7XAZPKD9TX3T9SY9NW6FNOJGLW0N8A1SNSG10LW7N08CXIPXYIKU0XTW1XSWGWYB82WU5NJESX19J82D1ESVCAAXPSYK</text:p>
          </table:table-cell>
          <table:table-cell office:value-type="string" calcext:value-type="string">
            <text:p>eUPtZZ3S7PDXPKSKTN3SFYARNn6YkOJGLW0NcT1INXGNsGW7Ng8kGUPxYICL0vTWDJSRGDYBe2wU5RMZYmoOJwiDApSVrAwtPwYu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YC62A9CIOF4SSW1D866HVR94JS4XYCFZU24GX87029QQ5COXOAS7KPVVWWAV63NZT8Y6M94TVNI0WPKBWO8C5SFD4U35RIA8SZ26</text:p>
          </table:table-cell>
          <table:table-cell office:value-type="string" calcext:value-type="string">
            <text:p>YEA2EICyXF4MbX1DqpIHqMDWSSfSYukHUk4Rj87S29OQUdOXYPSoDkVVeWXVUbNPT8VHM94TViIpWuKaGO8w5oXO4U35sHWQSgPw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Q592WCHZ3B96JGNPPLZQJCU0UBM6KE8RIE4F7G90BHAM2RCIT691E3H1IWUJ4Y8VK206VI3UP6KLWZM72DDFAP6BNU3TWI5O2JO</text:p>
          </table:table-cell>
          <table:table-cell office:value-type="string" calcext:value-type="string">
            <text:p>OEL9YQMHZpBKwuGNPPHZUJCk0ABMeKB8zDEjU7GhwBumhHUsIenZ1Ear1jxhf4YusDx06Vw3qLIKwsZbVxDQGDPbBNSHTDI5OBMO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9OAGRIP9S3HEPM13R3C1DB6ELKOC5GWHSBWGG7LEBVH33S0CTHNVVTC57W906B17UI9O79KPJPO7HSVX7D8DCNCPMLIXYH5MUF6W</text:p>
          </table:table-cell>
          <table:table-cell office:value-type="string" calcext:value-type="string">
            <text:p>9OuutISLU3PEFS1GRqALjPyRLvOPNGWHyBWfGdLEBVds3StLTbrVnTCS7N906dLpsjCXdoKeUPM7HSmcoMtaCNBWMZIXpKSdUL6W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40RAEY2GKXDRX96HU1T4YUPKEKWZM2D69FUI5RIIYK6EXV9GJ0YG5EUJQKI14S39WP1VJQIKOB8ZSNJMXJVIWV1KTDG6U0TAR673</text:p>
          </table:table-cell>
          <table:table-cell office:value-type="string" calcext:value-type="string">
            <text:p>40QATY2erXDUsLpOUSdbYCUnAKWRMFvuyFhNaRNwVeuEXVdZdhFt5EUrAWI14S39WP1eyqIKie8XcNUusJVIWVFKTDt6JoTARF7E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KOKZDG6EMV1MJIB4ZRB2PA60D4YCBXDMEE0O21BLVV4R83UDFJ4ZN902OA267ENJ63PW4ZXTPKBS02BJG0Y4ZM40C3S9UDGSTUYU</text:p>
          </table:table-cell>
          <table:table-cell office:value-type="string" calcext:value-type="string">
            <text:p>qFKZDIfPMVXMGEBsZSL2PAH0D4yCylCidE0u21BlDnvRpoUsFJ4ZvkRPOo267gObxxPROyITPGMS0hXJL0Y4Xdb0R3kaUDASZebU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4JFU96PMPP4YDN6S5O9ALECHVL441R6D4G9VU3I3ABQBFKDIC0IJ8H9WO5PRRZAQCQH7XLH4IHBZ01SJ30WMSBFE20XW59AUSOW4</text:p>
          </table:table-cell>
          <table:table-cell office:value-type="string" calcext:value-type="string">
            <text:p>rwFo9uPwfq4VtS6SZvgZtEChOLkl1RkN4z9VU3tKABQBfrgIFQbJxHiWO5MZYsAQCQEjXLD4IbBZsSzGlNWMhywZhJXWd9AYDVW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33HH8PSY0VH9R6XHYJYHRZV5MPFHWMU578AW9OEH97GT7D774VTFPDMSOZZQMGBHQ8J89FQJBF4RJ7EEX8SXKJZSZEO0WX3QQVA</text:p>
          </table:table-cell>
          <table:table-cell office:value-type="string" calcext:value-type="string">
            <text:p>r33HH8gJYgVHyR6XHpJhIRZweMPKekMd5D8AWmqEH97ZlxDSl4wyZHDXFOzkpeGMyfNl8fFQJBFWvJ7tGXqSXKJZHZEO0vX3uQVw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ZX27U8GITXTAQFNTPS2BJ8JQYQTPT5WBFXVXNANRUFFPXBTT07KOSR9ZEFAASEVBSVLCJBOW98FLGQE2RZLP4NTIMW5U0N9SCEJS</text:p>
          </table:table-cell>
          <table:table-cell office:value-type="string" calcext:value-type="string">
            <text:p>qo27U8JIlXFAQFNHPSEBTnJUfTJUyAABMXVXNAtRQiFPXNhT07HOasByESZBSEYBUVyXmUOyK8jHGQE2dXLWxNTEMW5UaNPSywJJ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LF0T3IV0EBWZRRWHEQME12SC5QZLWAU7WGPC2OQTS5G63NNSFFC91GLQ8DBYI7EJSIRUPGB1YEWH7AN9ECJTRB0O48Y0POJZAKLY</text:p>
          </table:table-cell>
          <table:table-cell office:value-type="string" calcext:value-type="string">
            <text:p>LjMx3IBsEBWlcRWOlnWE12IH5vZLWUU7xFPCLpwTSdPvhNkSFzpnvGLr8dtZI7DVuIRVTGBEATnHEsUnECJcRQTqzRY0GOJJAUZY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OKYFGYXMT3B2EDQDMKHJGP4Q2BW7ZL89NFL3X1BCJ40CNB0GL3GN3QCEGT86PF3QVHP9IQMDD8YRL3MS2JCXO2IZRFAIH5RDTLO</text:p>
          </table:table-cell>
          <table:table-cell office:value-type="string" calcext:value-type="string">
            <text:p>iseJxnbXor3B2suQWqKHJBjJo2vW7jL89NFK3X1LCdZ0CNB0GfuPv3QulqhQ6PR3QVHRUIQMVH8YwL3gSNeNyO2IjLLAIHlRHTXO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NI8WPIPKCHZSKEHP542TIJOF113Z7J5A4ZKJ399LSHNKR9FZIZU6MU579J4HEDLFXV3U4NEOUMM5O4GSKQ71M4D1ZPFW2JADAF5M</text:p>
          </table:table-cell>
          <table:table-cell office:value-type="string" calcext:value-type="string">
            <text:p>NI8ePIzKGHZKLEJP5PndIJNA1cKZ7r5deZKhg99tSKOCi9xZuzUUMU57ZJlgEDjSbVyDYNEoUMMJOjxVKu7gItD1NPFW2JAUAF5g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YACDCPIK6XXW7RDYHKXQ2IIJFRLLN99T0P77TPB2ZG2CKC1HJWZVM34XXXM03H9HSL81QGC6JJ7H2BSL624876TD56T4HS58EOSJ</text:p>
          </table:table-cell>
          <table:table-cell office:value-type="string" calcext:value-type="string">
            <text:p>YAiDpPaKTwyW7CvuVUXu2IIJxToxNw9TdDhqTsf2ru2CICYiIWZGM34yYzL0eHYFSL81irX6JT7H2BSr6oVPQcmDg6zNHSUBhOiS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IETM6QCXQDEOJBTO9Q4EUC4M8LP101GB80REG79IJE9GBM2PI0CZCQ0UJ4RU70RU4P7ONH7AJAHIN0S5GN8VOY4GQG3IMOBMDF4Y</text:p>
          </table:table-cell>
          <table:table-cell office:value-type="string" calcext:value-type="string">
            <text:p>IDKR6QCAQDELJhTOkQ4hoCTG8oUi01GY80fTn7kIJE9TBM2PA0CqWe0UJ4RpsdPU4JFTNHnAHAHTNyoaENJWRgkuTP3EAbBYcyaR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UJGOOGXYCE9A2HVN6SM6URESF24DHQNK8O5V9E07XE6N10RO9XKBYS8W8NAVX34AW8GXGZDZD9YJ3UBNWT4ZUBRHTIU2Y6YC1ZK</text:p>
          </table:table-cell>
          <table:table-cell office:value-type="string" calcext:value-type="string">
            <text:p>1xJQzAErYCZXA2vVE6AE6hRESAe4nBqNKWOSVLUbaXE6NySZO9iKcYr8WNFCVu3ZrM8VgxZTCkRYJKUghgT4ZyBlZSIUVX6YC1NK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HY0OX6LDG3YAWWZ2BXGJPTFWRYUJ53BOYY3KDQX6F0XV2X890AHOLL2FUGJA6QV96P9HAYS9P7P4ASBFRG88CXZJT26N8DFR8J1X</text:p>
          </table:table-cell>
          <table:table-cell office:value-type="string" calcext:value-type="string">
            <text:p>Hw0ed6DQGlYKWKY2BXGJVTcXEqUJx3BiYYRKYUA6seGWLui90FHOlp2QUIJK6QVRAyaHAMg9PODkiStFFGV8CXIiRDwX8PXSBJLX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K2BDSMYLXQ5H5B7QZJ89DKMNQ9HK0XBL5Y7Q9W3HXAFD7HWT86UAZX8JCS185R84B6RLAFG684POHOELBD3ZU12RG52TU4X0JCU3</text:p>
          </table:table-cell>
          <table:table-cell office:value-type="string" calcext:value-type="string">
            <text:p>rVvlSxYLjQ5HbBXCZJ8TDXFNQ9rrfLrL5YTvFS3qkwFD7YWT86UAiXhJCS1lBHe4QVTcAQa6CbDOeeEBBP3EU1nRGq2zj4d0Xqt3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BE4327UIF8NWF0UHOI4MCGXR5VLN5BV41SVJSEYCIY1YJZR28PREZJ1F25JLGO0545Y40LY547XTSJNQ8Y5X5PFGHY6V9SIFJFRE</text:p>
          </table:table-cell>
          <table:table-cell office:value-type="string" calcext:value-type="string">
            <text:p>YyK327UIrRWhFBlZOwiArSRRUVLZcrWIUrVIAEwCtYOYJZxCIFREnvXFr5JLGOX5ndY4dLY547XTPLNR8rFZQwsmnYGVwSIFJsRE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KP2VS6Q6WNERAQ7E72FNHE7ZYLW6JTBBEAGUK9C8TDMB3IZ1LRHJB4TLJ1BH63WZ7TEXSGGDH33ALZP3RL3U4IJLMBRAJ657V79K</text:p>
          </table:table-cell>
          <table:table-cell office:value-type="string" calcext:value-type="string">
            <text:p>se2Vn6QDRNARAS7E72lNHqOJYAkOJCBdEAGUKSn8lDCB3Rp1LgHJX4tbl1BH6LbTQbTFBrbhH3aaLZPfRL3BEIJLdsRoJ65yLQ9y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9FMNVD1FNZX5SBKWAG1NZISWJ3541HFF29ZXX0ZR7GSRVMVHME81SM17PNF89XW7OCAYMESXXAG55P0FSJJ8E2APRD629CMYNM1</text:p>
          </table:table-cell>
          <table:table-cell office:value-type="string" calcext:value-type="string">
            <text:p>q9FMfbD1bNZX5hBKtiGGNZISTJ354mhIpx9ZkXHIzwGSzVrTIMkbhSM17uNWq9Bb7OCAYMFQXXonBbipjHJIkE2lPRD62sCuYiMK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XL85X91UTWZVANVVPI0JFV5NA45V1UL2IPM87L5SO6NLRWBRPI0JB0MLNMQ9K1UX8LHJR6SH8YJTWCYI2VZ7OA7ER8BVKLG01IA</text:p>
          </table:table-cell>
          <table:table-cell office:value-type="string" calcext:value-type="string">
            <text:p>HLL85JIiwuQZVAvlVPk0FyVdNA45M1UtQBlM87LhSe6hLRtBRPatJB0hFNMQrKBxeabJNRDUC8RJeWCKu2VLVIAhRdFBVOLWb1yA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WC0ODSUSIGTG2G23EG54KZT8JELWSSBHWO7F1OEWREI36JH1Q66W89Z6KZ1EIQJWHWN186150I3BFXI5GJZYMPL98LZUBUFFT3EN</text:p>
          </table:table-cell>
          <table:table-cell office:value-type="string" calcext:value-type="string">
            <text:p>WsuODSUSIJTG2xySEJJiJhT8DELWkxBGWA7F1OEgFEu3BJOTQ66G89D6WZ1CKQJWlLN1861ZhuUsFrpYGJZYMDLfuLZUbfWFJ3En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DAGVTMG5ZT6UP0QUDMISMLO2GQGNFZLKL252MV1DH46TYY7EJVFYPMZ3LR4AXL82M84J00R58CKTV0XLLEAJISP72IVD6XDNZOZA</text:p>
          </table:table-cell>
          <table:table-cell office:value-type="string" calcext:value-type="string">
            <text:p>DBzMTkf5QGDUcfqIDMISeLPkVTjwFhUyLrM2PV1DH4ITCY7ZJtFzPMZzLRnAXL8uMp4kc0R5lCWTnRMLLEAQISYs2JqR6mDNZOZA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87O2XHKHNUGSVSHWMMF1NTZ9JRSPJU2WK3RYONFTLRENX9V2XWO1J6GM761VWOF6RLA5MT3FXQ3PPP3HHYPFBK1PKA0Q847OFPE6</text:p>
          </table:table-cell>
          <table:table-cell office:value-type="string" calcext:value-type="string">
            <text:p>8DOPbHxaNUGSVSOFAMF1TYZHCLSgJU2WF3KYMNjTLcENDgRYXWOhKSIxic1CrOT6rLPafT3GTQ3PPP3tHcdVBBtfKAEQkF7OKPEY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X3R3K03TQ48C89AFIIXQT515GNC2017KI9INPZAJEKV4TRQIRGW0OSOS3Y5WXTXTRW91WOK4PQ5JXIN4SJV5DO6W507J2PDL1POF</text:p>
          </table:table-cell>
          <table:table-cell office:value-type="string" calcext:value-type="string">
            <text:p>JDRjK03TB48feEADIdXQTG1WcNyv0UPVBPYNICAJTfq4NRbSRGWhdSOS3Y5WXTXslq9RWOK4wQ5qXIQ4mmVrDR6CQ07zRxuk1BOF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9IJ2F5T5C7XC0B3U4IAOCKBT74KAXGMSZIK1LBNMTJJ78QJCPVB0NXE5PCBN140HEJ4L556V4C13TAFRWZ7LLBL6P796Y7IQZPSQ</text:p>
          </table:table-cell>
          <table:table-cell office:value-type="string" calcext:value-type="string">
            <text:p>YAJVH5T5CMzK0B3IcIAOtZBT74gAXGhSZKOJLvMMTQJX8lJSPVBHNXOdPkgNQw0HEJSz55yVty13TaFIWZwmEhLlP796cQIpcjSY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OTE7ZCHXYM4WFQN6NK12AR5QKJ4W0JWBF3I2L7Q89S1IPQ2K6W2YWOERXXU3FK4VJ54JT8YRCYI6I4JMJ9J7WP8AXLYRU824NJDS</text:p>
          </table:table-cell>
          <table:table-cell office:value-type="string" calcext:value-type="string">
            <text:p>Ofe7GCOWAMxWFdNINkj2AR5cfJ4W0JWqF3bqT7QkUN1IXt2UBW2YOuERaBUyvQeVJ54rT8YvCYJ6IzMaJ9JWCp8ApLYUuj24bJij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0SEJHGFP2X36SS2L706RFCVCX55XPU6UUH9WS79NMCK3278YODSWCL15HPURUFC76M6IREJN8JPTIWRNRP3104ZXPRM4E4C67GL9</text:p>
          </table:table-cell>
          <table:table-cell office:value-type="string" calcext:value-type="string">
            <text:p>0SELHGvv2AS6xgKL7tLUnCigv5tnPU6TxH9nSM9PMCKZs7FYOmSWbj15HzURUFCTmMEIdEJi8IzTIWRNRPU10FaXPRJ4g4Cr7Ggr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5VEBZ0E7IY3C7HRB1FO9NYAGMV7MJDEMN3QXHYGAAXKUAY2BNW9W63GY0ATHDDBEFIUWVV39KFVIF544DQ8JMNIZBGU3CCXP32Z</text:p>
          </table:table-cell>
          <table:table-cell office:value-type="string" calcext:value-type="string">
            <text:p>15FEBZ0TNNdPC7HeB1SS9KYpGXV7MkDEMN3LZHYabEXKURYwBINYWJoGQ0HcmNDBhFEUWJDA9tNVLFWw4KiwJMNfeVGrKCCXP32I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89ERHMSH8F8J4R9S62XFSOAO0DJQ0KAXUSZFZEDNN5QYWYQ86SL7AM644CHV0FR1KVH4G9DHKACVY5EUKMP7ZY8G3RKN7ZLBU2UN</text:p>
          </table:table-cell>
          <table:table-cell office:value-type="string" calcext:value-type="string">
            <text:p>jJORSdSHXKzzZRAz62XFSOAr0DTS0KAXlSEXZQDNN5QjduQpmSWlAMQX4CGV0Fb1KVHQt9ZHYAMFJvEcKwXhZGqG3jKt7ZLBC2UT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QAMYCNVCHQ6YFK0RCODMXKZX8XUGKHXMKO5SQLNGN69RCAWTLETI4YBZIIT4TX7UKD2TEA2XO9FD3KICE3MPNKGF1DSKZQ79IR99</text:p>
          </table:table-cell>
          <table:table-cell office:value-type="string" calcext:value-type="string">
            <text:p>kAMphNVxZWrEvK0RCNDpXKZX8BOGKHuIKOySQZNcN69RlAWTzcTI4IuZIbT4TrcrKDpTEA2kOJyP3zIuEutrNQRc1nSKZrDRIj9v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TSKCG498ZTQR7F5VFI59CSVKFY3XG98OG762HYDF82XB1LM87WNNM5Z57L9DIHFI64W4MSYJ2KK3B17HMJBQZJNVKDVAL0I42ZOX</text:p>
          </table:table-cell>
          <table:table-cell office:value-type="string" calcext:value-type="string">
            <text:p>TJKCG4BqQTZzmF5VlI59CSnKZE3Tk98OG76iHYDF8ZXBcbM8cWNNM5s5FQ9DWHFI6PWnPSEJpmwlB1qAMJIZZGxjKDmAJGI42ZkS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0Q2HK4MXLSQUSAXJG7T7B3HBSR6XEI8UUDBJ7CKLIIY8Z6HTZBB1WFUAP98GGC1CJ4BFLS7GJX8KJOBKRWK4JDOHRLY546MYGTGO</text:p>
          </table:table-cell>
          <table:table-cell office:value-type="string" calcext:value-type="string">
            <text:p>dQieKjMgLKcUSAkfG7c7BWHBnRAAEIInsDdufCdpIIK8Z6NYZBBfWPUAzbtGGN1CJpBFLR7Gik8VzOGCRAKqJfYVnLY5h6MpGwGO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9Q3XNWOOF0TBC8DEPGDWLIYKQCPZPSM4W59EQEAQOLSJTRZLU1J7DLS3ZY703LWN3Q48FQ9J8W80EM64XBFCO1J5671I6QC3E6I</text:p>
          </table:table-cell>
          <table:table-cell office:value-type="string" calcext:value-type="string">
            <text:p>3fQYKNtOJFeTBG8DaPoDWLSYvQCPxPSM4W59EQEAQOuAQxRZLngu7DLS3ZYH03LWV3aTYwQ9JbFp0EMZ4bBzAOoJv6G1I6QC3dHI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2UFEO28QVSMKY8WR71EZNUEHJ8MZPASJEW6BW4KEE4S423DQTPGD5V3VK744S40P2092AN25I09QW3YU7HWGKIIHF1OJ0LCIHXU</text:p>
          </table:table-cell>
          <table:table-cell office:value-type="string" calcext:value-type="string">
            <text:p>CrUFDoc8vVAMBP8WJ71EZNfXHIkMZGActAWVBs4REJ4Sj2VaQTtGDDVUVK7m4SP0z2m92gN2CIBJQm3YD7kWGxgIHF1On0tCIHXU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4JEAG8EFU4TLSKUZBLFQ3NFPO3TOCEFDAVGWUJ6HDJPCXI7ZZ7PJQTW0TO4U1U1RB6L8ZAKZ3HPAREU15T9WDC4DMKVD0VU6JLCI</text:p>
          </table:table-cell>
          <table:table-cell office:value-type="string" calcext:value-type="string">
            <text:p>fJlAL8CHKFTkSKUHBLPQ3NFnd3lzCJsIABGVJJ6HwVPCXI7ZB7eJQyCzTO4UhU1UBZL8ZAwF3HPjVEU15TfWmZODMKVDGVD6JLvI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G1MI0J70461IHGXT0S841R6VAAPXJTXI9F1HODBPF6PL4THAHMZW0N3I75QD2BCSD8TD9WK0YTZLHJ45LJIEC8RDE6UHYOGAUZ44</text:p>
          </table:table-cell>
          <table:table-cell office:value-type="string" calcext:value-type="string">
            <text:p>G1MI0O70eH1gPIXr0S8q1R6VAAPjJTXI9FYEdDBPVdJLUTHoHDZWSNNI75QDmBCcD8TOVyg0XGbLDJd5LJIVCXRDEZkaYOGAUZ4R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KNLCCJZHJQM0Q8P904Q696Z37582KE7YU7JB4H7PD80NAURW5OLPIEIMX7MIZWN9RELS9S07N6XNNQIBFLA0UWQAIB2I4CZT73RS</text:p>
          </table:table-cell>
          <table:table-cell office:value-type="string" calcext:value-type="string">
            <text:p>eNLCeJEHuQgSHIP9s4Q6qcZ375F2IELYloNB4HpPDV0NihJW5YLPITIPSCMIEvX9RELl9Se7NkdNKQIBqLAEiKOfIBGI4CZi73RS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XUWYSEKD3UOGDTTRXYZLK90U3FZK1YP3EZZYSPP8DUZO165MUS4JYBQVDEFR7XDV7SUQPKD0LNGPIN7QPHSRDJ27LBMIGW4L7L9A</text:p>
          </table:table-cell>
          <table:table-cell office:value-type="string" calcext:value-type="string">
            <text:p>XqGmSEZRaUOGDTTtXYZLK9rU3FZK1YP3EgZuSiPYDJZTSJ5McS4uYBQkDoFR7XGVIlfQDKD0wNPbIN7QQHLRDJWCLBkIGW4LzL9A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Q4WKICGPNJR3256WDXC217L903C6LEEY3GLG9OUUIDXSCCY304XCIYQBVAAZTZF3LXC5T54Y656EU8RXIH77AK8M57F5UBNV23EI</text:p>
          </table:table-cell>
          <table:table-cell office:value-type="string" calcext:value-type="string">
            <text:p>j4WKICGPyJRQH56WuVZG17LSDvP6gEEYimCG9cUUvCXICuOS04ZCIYjZVxAZTZF3LXY5Tw4Yt56dU8RXCNa7AK8Mn7P5TDNt23ET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5JYSUHKVE95GLZNU9IKK2AUPJRD9A3C1NDV1H5GWT8G1VYOMW0BOX9NE97EB5LABRCJ0NA23AYV5Y7S7N9930R2WNQXISJ609HN</text:p>
          </table:table-cell>
          <table:table-cell office:value-type="string" calcext:value-type="string">
            <text:p>P5sYSUXKXEEqGnZNc9IKd2AUPIRDZAPC1NDflH5GgT8GZVVOFWXqOX9CEGhEB5LAwRYJXNK2trXV5Y7x7N9rd0RgWNQXTKF6RJHN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Z131G34TS25E2IXMK6UYMCK1B218KVJCTN8Z36SLOSISEM6IXPSRPBW84BL9K58F9B8NSVG0PQ3IF4HATV9TE5GDWJQODMA5VJI1</text:p>
          </table:table-cell>
          <table:table-cell office:value-type="string" calcext:value-type="string">
            <text:p>Z131G34Ti25ySmXCX6UYMPK1B21EBplCTN8Z3dILuSIJEN6SXzJRwBWANBLPsVpFQB8pShG0PQ3Ip4HATHfTa5GDJJQODOAJoRIJ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KCYW7WYX7JF1B8JYNGA4YNYJF0ZY851IRJY5XCYDQ5LZ2BFAJ3SNRKI1GODZ3P2PO2II7IRG7U101M301RY8PCH1J7Q8ZQG5DPNZ</text:p>
          </table:table-cell>
          <table:table-cell office:value-type="string" calcext:value-type="string">
            <text:p>RKYW7WfXPJr1I8JKPGA4TcYJkgZY851kRJC5XCGDQ5mZwBFAJ3ANoUK1YSDZ3P2PO2Im7ERG7U10dm301RYEPCHhJ7v8FBc5DfNZ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AAYY2R3GF6RW0DPLWSW3AG3F1IRLVFEY89UC1ZBRVCBCCIFA716IFJOXISYW21FOKTHICOPV3AVEG4TGP9U1L5HK3IS5X2R3HLP1</text:p>
          </table:table-cell>
          <table:table-cell office:value-type="string" calcext:value-type="string">
            <text:p>RFfz2R3GFjRWnfJLWSW3Ad3F1ARLVcFY89UC1ZBQVCiCCIFU7M6IfzkiISYW21FlKsuICOPV3AVEG4JGCjb1L5Hc3fxRfFRDHRng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O07TE7CIWCKVCXYKHOG0DRKBQV1J1WEOPRZWXJHVQQIZD0ZZGEZPT9GN2W0MDSEBGDZ28GZ125JUTSKSSJ6VBG0MYCI0VUO2LSOS</text:p>
          </table:table-cell>
          <table:table-cell office:value-type="string" calcext:value-type="string">
            <text:p>l07TEzCIWCKkCXqKHOGLDmzBQr1J1WzOPRZWYJHHQQIZD0ZjiElATqDI2Z0MnSKOHDZ28GZC25JkTbKSSJ6VBG0MyGI0VUyRLkLJ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NGF2N0MQA8O6NO1MOVAIRLXIQ3AFM523WYBZKE3UHCYTX0IGZ6A5RPE69UKDMZ6HFZR6T9QQNBBVYM8M3KBCLF0CHKF29M9V03KJ</text:p>
          </table:table-cell>
          <table:table-cell office:value-type="string" calcext:value-type="string">
            <text:p>NIF2NlUQA8S6qR1YOVAINLXgQLAFM52VWBBZCEBUHCYbX0juW6A5RPi6azKDMZJHIFRuT9eQNGdVYM8lrKHCLEkCTyl2uq9VFWKJ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N85VH0TIQ62QPAORRTWZ5WNPYQ7B20NLF0I7GPYEGBJUV4BGPT61XDER8JPLJRK8YR4OZERPTW1C07RFNCT20TT8NGRIIH0QKX8A</text:p>
          </table:table-cell>
          <table:table-cell office:value-type="string" calcext:value-type="string">
            <text:p>E8LjH0TIg6zFOAORhTWQ5WNPYQ7h20NIxHIIGPjEhBPUWjetSTzyXDER8JPLJmKOhQoOZmyPTW1CJ7RFRCTc0GiBNeRSQHGQKX8A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4B7QM0XR31KONX03VUM1A9MXYXLZGC73TNPF5DB5Z5F6DX65S1A6YS3RXR5XC7DM8JJ6N9CO4QE9QD0N24EW9194LCWB0PLUCH2</text:p>
          </table:table-cell>
          <table:table-cell office:value-type="string" calcext:value-type="string">
            <text:p>ATB7QMDXR3YKONXT3VUMCHkMVCCLsGCk3ZNve5DB5ZaF6DX65S1A6YSUSXR5HCjDM8JS6N9COrQDuQDGQUGEW9cB4LCWb0nGqCF2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4F9CW5SDAVSWUBIZSGOMPJDBVQ3HT2RMEZ3W7KG6O9TI8BRULLHMT6UHMJQK812MNGE64T90DNSS7BEZ8I8DKZYJM9Q81EDJPBVC</text:p>
          </table:table-cell>
          <table:table-cell office:value-type="string" calcext:value-type="string">
            <text:p>4F9Os5RDACSWoBIZygOMnJrBQQMHT2tMzZ3W7KUhO9TITBRULLHDTyUHMRQK812MNGn64VB0DNSS7oEZ8IpYKZYguRQ8mmDjPBVJ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RAP227IL2QYSDW46O2JS176KCDMBMO5Q8PVW5NX5AS6O8WHD4H99IR3W73FPPZV7ZBO2SU0B7UPOOCPODAHWPCOKY07VKUE750PO</text:p>
          </table:table-cell>
          <table:table-cell office:value-type="string" calcext:value-type="string">
            <text:p>RAvf2tHL2QMSDW46OkMS176KcYMBMOYi8PTW5Nx5Ah6HhWHD4H99IR3n7YFPPZl7ZBI2SU0V7UPOGCPNDAwKkCOsI07VKrE7Y0PO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7J60EYG7BQNRR7KTDVHWX5PP62882B4ZJ4NPKFG5ELI8EPMS8HCIVRSCF0I411XRF0RETGAK7UM7Q9GPT7W8HVOTII7MCWVNTSYF</text:p>
          </table:table-cell>
          <table:table-cell office:value-type="string" calcext:value-type="string">
            <text:p>7n60jYGsBQbRi7KpYJHtm5PPK2e82B4HJEfPcFG5ELI8EPMy8HCImRSCFsO411XRL0XITGAK7UV7QVfPo7V8HVOTII7MCmGNTSYF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DWZGTEVYMT23MOMDA5BLITK8JA65050J77ELUQTU881GQ5ZKFYZ81R4YSV8SL8KGYU4LS9QSMEXPP1OW76P2NBK3OGYG24M2X6W3</text:p>
          </table:table-cell>
          <table:table-cell office:value-type="string" calcext:value-type="string">
            <text:p>AWUGTLVYMT23MOMDc5vLLTK8JANv05PJ7mELOZsU8NDGxAZkFYl81w4YzV8SLcKGYF4LZ9QRMEXPP1OG76P2NBK3OGBG24c2X6xl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E625TRXWFBEVX0BOLPX6YBLG4PSK1Y6C8GJB9XJMD9GUXKAJW39TYX1DOG103EM037ER00W9RLOPEU0G07XUQIGTO2DJAKV06DYE</text:p>
          </table:table-cell>
          <table:table-cell office:value-type="string" calcext:value-type="string">
            <text:p>h6LtTRXWFBEVX0xOLOXAZBeG4PSZ1Y6C8hJB9XJsDOGBXKiJW39TcX1FOG103tMUg7ER0XIVkLLDQUOD07XqQIGTg2DlAKV06DjE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9SFCYNLGSDINMTMN6TXUJZZ06J3M3J2ZST2A20RHDRI0V5LV49P54M8Y61OR66A0L2VGNB2O6EGW4L2ZOT0SYXMW8MESTBT54QEI</text:p>
          </table:table-cell>
          <table:table-cell office:value-type="string" calcext:value-type="string">
            <text:p>9SNCYNLGlDINHiMf6rXUaZZL6J3MHJ2ZNTgAX0NZDRIUV5LaRyP54MvY61Oc66A0L2VGNBqH6EGW4L2ZOP0STXUW8MESTJT54FVI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UUYCBEM2CSR2WPFFA4RRUYGNAA0TS2PNYZG4DM62VS6ZLCPOESG6264VF8GQGRXPAVSWA5DFFBG28KJQHS3MQ7WTRQ63ZYJ5FPAM</text:p>
          </table:table-cell>
          <table:table-cell office:value-type="string" calcext:value-type="string">
            <text:p>DUkCBEMzCSR2mPXFA4RRbvGNLAJTSGPNIZG4Dm6DuS6pSCPNbSG6264VFdGbGRXPAVSWA5ZFFBG28KaQHS3ZCSLFRQ63ZYJsFPbP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LC97EPH36EBPXDWOST865FEU7NG9EW858GP5X4OWAXT91ZH4IZLO8Z8UWPXCAF3ET9NNEIAI4DFVRFB298YY85UFD4ZVG8QZJGFP</text:p>
          </table:table-cell>
          <table:table-cell office:value-type="string" calcext:value-type="string">
            <text:p>LM97EaS3lEBPGLWOqT865FEI7DGtEW858GP5X4OWNXT9jXd4IZLOVZiUfKXCMF3ETVNNEIhI4DFVNWBh98UY8LUwD4ZVG8QZJBFP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TFN5IZIZOIO1PVKO1IZ3U0I1KP484NCX8J8KW0AZCAB7W2EACLKS9C2BYGKKRVWDGQQTFPU1F3H37JDCANF7A4Z3HUKOSADMUFG6</text:p>
          </table:table-cell>
          <table:table-cell office:value-type="string" calcext:value-type="string">
            <text:p>TRN5IZIZOeO1Zrpc1IZ3U0IXKt484NCX8J8Kv0vKCAB7W2EAsLKS9tdBYGOURMWDGQPUFPrMFFH37JDQANF7A4u3HUlprAguUFG6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1NWARW9T33XP2CA8A1R8H2LCBVTWQTV4BSUJHS4VTWRWVBSG2Z3FZ5CH6NMBLIYFD8I069XJSEU4K512MM48R5CU2V814PV07L08</text:p>
          </table:table-cell>
          <table:table-cell office:value-type="string" calcext:value-type="string">
            <text:p>aNWxXW9T3KXh2CldP1RHH2LdBPTWQTV4BKUJHS4VTGuWVBSK2Z3FV5CH6NMoSIYFDQI069XhZEU4e51VMM48R5CxMV81QSd0xm08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XNSNNS8E8WC04RUHBIJVKAPCTUSBBZTI9Z7UZ0APXU3GTZOKYANDCXZBNTEW7CJDI8OL0FSXFW6BVLYP3CPIBBYY6OOZV4N9IPAE</text:p>
          </table:table-cell>
          <table:table-cell office:value-type="string" calcext:value-type="string">
            <text:p>XNvNNZ8E8WClSRUHBIJVKAfwsUzBCRTC9ZaUF0kIyU3GfuOKYAnAPLZBNTEc7CJaI8OL0FSXoWrBVLYP3tPIBeYY6OOZJ4I9IPAX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Z6E4WTYUYR8MAJMBE6MUJSJKEQVURVUWHBRWON39T5K1KRWNT63D0UEL170VKKL3425E35U622BJ939YEZV792K5STIARF1GKVXR</text:p>
          </table:table-cell>
          <table:table-cell office:value-type="string" calcext:value-type="string">
            <text:p>Z6E4WTYhYRwMAJMBE6coJSJKEQVVRVpWUrjbON39TycyCWWZT63D0UELEn0VKKL342FE35T6s2Rz939YEZV792KwSTIARF1GKVXR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VAE1001B558B1438R60TQFTZPXH6VHTIVE60ARVNBYEMC7OS6J3OYIOFDFU7SG7SC1014QISKHDJF94TL7XHDJJ2T136X7JTG9DX</text:p>
          </table:table-cell>
          <table:table-cell office:value-type="string" calcext:value-type="string">
            <text:p>gAo1001B55uB143FR60TQFTiPcH6pHTIVE60ARlNHYBMCSOm6J3OYIOFeFUHsG7SCf014QISkHDJF94Tn7XHDJNdT136XgJTG9fX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JICDNCSV3Y3G682J4ILC463VC6QGY6EJCIFQ90IXPOZK96CRML7CVT9G3PG3HLE1ATT4OZJ5KERAVDGOVQMQ0RAE57HZ7T89A8KM</text:p>
          </table:table-cell>
          <table:table-cell office:value-type="string" calcext:value-type="string">
            <text:p>JIpDZCMV3YDG68rJ4IVC46RVp6QGY6EkCIFQ90wXPOZKA6CRML7CVZ9XNPG3HLE1ATT4OZJ5KERAVDHOVQMudRAE57ZY7TkvAbKM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MEVBZXOYWTY2FJ4XC0NV7225DVDDJIZTTVSZNHWR9LXG1HGOUSJ93VONK30ZFJBNF84K3LVTWNUOD9NO1FW8NY8JSR04V2YM3EDA</text:p>
          </table:table-cell>
          <table:table-cell office:value-type="string" calcext:value-type="string">
            <text:p>MEEBZXHYxTY2FJmXC0NV7F2mDiDvJIZTTVSZNHWR9Lsr1HGZUsJ9HlONK30ZFEBNFo4b3LVTWMUOD9EasFW8NYRJSvi4V2YMJEDA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9NR9W0I8SIQ88Q3B2JM9OUVZHDORVKX88KP87MII4CCB58IH58J9C1C8RPEH660VJB362UCYVOYY8THJ2B9CPYACNRCZTBACSSAD</text:p>
          </table:table-cell>
          <table:table-cell office:value-type="string" calcext:value-type="string">
            <text:p>kNR9W0IKSUQ8ZQ3B2JMFOeVpHDWRVKX88KP8PMIIDCCe58IH58J9C1CjRdEHW60dJj3RQUCYVOYY8THJ2B9CPWAGyRKZTBKCSSAD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7GCDKS7Q500AEX5SDW2NR44RKK1WF0ZAJSTKV4Z4QVC1CDC8TVRGK659D5PV322SKH3YBZXDRXPJS9SIHI7XAQLKGKFC290G60MB</text:p>
          </table:table-cell>
          <table:table-cell office:value-type="string" calcext:value-type="string">
            <text:p>7GCDKSbQ5X0AEqRSDW2NC44RKK1WuoZAJSTKV4Z4SVC1CDCFTVRTK6T9OdSV3mFSKH3YBZoDRXckS9AIHI7XKQLKGKPC290c6dMB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XBY3FWGQ17170FG5AI5YMVTYTWAA3USSIG7DDN0714NM6X3RAWIFO0JA270PO8LZC7GW0XBDTPQKBAQHN2NZIWGGJYQD8SD4E3WM</text:p>
          </table:table-cell>
          <table:table-cell office:value-type="string" calcext:value-type="string">
            <text:p>EBY3FIfQS7170FGTQSaYMVTYTWJABUSSPG7DDN0714NM6X3RqWIFO0BA270PO8LZC7WW0XBwToQKBAQBN2NZIWGmJYQD8SD4E3BM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1G75YCA72B158ZQLT82QHSK3F2FN87VOTN6BYLIE7MB2ECH5SMCSBPMR6P0ICELRD15XB1VFGEQJW3KWBP0TJSW9LJHKTC5W1TKS</text:p>
          </table:table-cell>
          <table:table-cell office:value-type="string" calcext:value-type="string">
            <text:p>1G75tCA72B158ZQLT82QHhK3F2tN8sVMTN6SYLIE7MDnECH5AMXSBPMt6K0ICELRD15XB1VXGEQJW3KWll0TJStQLJJKTU5b1RKS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G6P0UYMZS5V7JXBP0NXJZT5HL3TUASVZEQ7A18IXRQUEPN6AH2OZML491LRPSYZCMVHCSGWD24ND69NEVSHUDJK2WV2BT3H1BRJ6</text:p>
          </table:table-cell>
          <table:table-cell office:value-type="string" calcext:value-type="string">
            <text:p>GfS0lYMZS5V7JXBP0NXJZT5zL3TUASVHEU7N18IXRQUEPN6WH2EkMl49DLRPpYZCIVHCfGWD2CNDFQNEVSHMDJK2FV2BTwHsBDJ6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PUFSAUQ35H4IXT1MGON1OACT77GSL0ZZ2OF901TK6JLWJQ5W6YQSR51LKPSEZJWX9ELRCNYWORU8EFNHZBOFQJZBND6A6HE0F9ND</text:p>
          </table:table-cell>
          <table:table-cell office:value-type="string" calcext:value-type="string">
            <text:p>wxFZAhQ35HmIIiEhGON1AACT77GSLdZZ2XF901TKsJLWJu5W6YQSRP1LKPSwZFWX9ELRCNYWORU8EFNHZBOFQJZBNDSA6HE0FHND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ZSJDNYGFF9OTLRF1IC3YT26SEEXYVMZGY5IMMP9QD5Y28HPTALHGHGK2W89EA03VPP4SCGZC8POE4L3ABLDT12S941XJTX0BCPAX</text:p>
          </table:table-cell>
          <table:table-cell office:value-type="string" calcext:value-type="string">
            <text:p>ZSJDNYGFF9OTLeF1OC3YT26SEEApVMZGY5IMMP9QD5Y2PxPTALHGHGK2m89EA03naP4SCGZd8mOEkL3AGLDT12S9O1BJTXGBbPAa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PK780EHGFV982ZJJKE8XM9H2HJSDR5QNA78EO5CJP0P784K54VPUIOPWV3E4O7U2JZS27TZD950O2H0FZ8HL0TBCONQL6AVTIR1</text:p>
          </table:table-cell>
          <table:table-cell office:value-type="string" calcext:value-type="string">
            <text:p>EPK780EHGFV982ZTJKEZXi9C2maQDR5QNA78EOvCJP0P784K54VPUInPWV3EvO7UIJZSZ7eZDSgPO2H0Fr8Hp0TwaONQL6AVTIR1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UCOYBF2A16RZKNY8Y6ICD9UXE83UCB96GK798XWFAP2KBC99TRPTEPQEKQ30PMFZPDAUMI04AERWGAM4CYO13NA00C0XTUMQM08S</text:p>
          </table:table-cell>
          <table:table-cell office:value-type="string" calcext:value-type="string">
            <text:p>UCOYBF2AV6RllVY8YCICD9QXp8blCB96GC798XWFAP2KBh99TRPTEvDEKQ30PMFwPkDUMI04AERWGDM4CpO13NA0TC0XTUMQM08S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BIWAJ8OW9IDMOGSL9UQ4N4GT9T384CLZMGDL4OTPIS73K8E117ZC9UULF2ZECA4YLRUOE88U58OK91D4BIDSSR9D50Z2U98CEIA</text:p>
          </table:table-cell>
          <table:table-cell office:value-type="string" calcext:value-type="string">
            <text:p>EBIWyJ8OW9IDMjGSL9WQ4N4GT9T3U4CLyMGDLjOTPzS7dK8E117ZC9UULFetVCA4YLXUOE88Ul8OK9CD4BDDSSR9D5NZFU98CEyA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WGDXLE12QSSN1X6SB1IPR7DKOFH7LQ8D5TDSP6HUW1G28A9DCX1YHBYQAGU36C5HPM4F3XKY1WUM68X0O1BW6NB0DDPI1YBCLXF4</text:p>
          </table:table-cell>
          <table:table-cell office:value-type="string" calcext:value-type="string">
            <text:p>WGDXLPI2QSSN1XUSB1IPR7DKOFH7LQ8DvTDSP6HUWEWi8A9DuX1LHBYQAGUT6C5tPceFSXKY1WUM6BX0OrBW6NB0DDPI1YBCzXF4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4X5B7WRJ7L2ZIEUEC2QZGPUCOOP4CH2H9385LCY5E6QG1ZV6YHFSUZLYVU1PHSIOJUVEQOO9EV31CR0Y1M84H2R65ARGSKV4L9NX</text:p>
          </table:table-cell>
          <table:table-cell office:value-type="string" calcext:value-type="string">
            <text:p>4X5B7WRC7L2ZIEUEC2QZGPuCOOP4CHOH9385LCKqERQG1ZV6YHFSUSLYVU1PHrBrQUVEQOsnEV31CR0Y1Mv4H2R65ARGSKV4b9NX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ZVQ6PGGRKAQE9H2M2YMH801XEN6VFPYZO38AYW5P8IC0AHPN10M78QRHY2RQ0LJ15FZK13J87ASGEEBM50UDFTNLEORR47B2I9F8</text:p>
          </table:table-cell>
          <table:table-cell office:value-type="string" calcext:value-type="string">
            <text:p>ZVQ6PGGRKfQE9H2M2YMH80rOEN6VFPYZO3fAYW5P8IC0AHPNp0M78eRHY2RQ0LJ15FZK13J87ASGqEBM5VUDFTNLEOCRT7B2I9FG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MJARTZE7DPXDU833RXF33SO6YUJYGXSSHE1L6532P2TUNWFSGK0ADF4Y0SFE5383T5WZTP4VWHEJZP7IVR669DGUBEL8ZIK0SF9X</text:p>
          </table:table-cell>
          <table:table-cell office:value-type="string" calcext:value-type="string">
            <text:p>MJARTZE7DPXDU8Y3RXF3vSO6YUJYGXSSHE1L6532P2TUNWFSGKbADv4Y0SFE5383T5WZTP4VWHEJZr7IVvN6dDGUBEL8ZIK0SF9Q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5Q3EE1DVD4AJPXEJF55MVF81GTFTB0A0BJYIRAWQ6RUZO3M5UQHEYPL5TTJ2FIQZGB7UGXUYFCHOKX6B0PZCMC78UKHW6P5V6UO7</text:p>
          </table:table-cell>
          <table:table-cell office:value-type="string" calcext:value-type="string">
            <text:p>5Q3EE1DVD4AXPXjJF55MVv81GTFTB0W0BJYIlAWQ6RUZO3M5UQHEYPL5TTJ2FIQZGB7UGXUYFCHOKXNB0PaeMC78UKHW6PbV6UO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TZ38TNS2OXWJ2F91XWF5ECVNGGD7CBSPLGF855HR5BW2MGDIRVI4C10GNBPTQU4L9GM0I2HQLJVW4F0QXNZPGOXC0RSXBBL0ISCP</text:p>
          </table:table-cell>
          <table:table-cell office:value-type="string" calcext:value-type="string">
            <text:p>TZ38TNS2OXWJ2F91XWF5ECVNCGD7CBSPLGF8l5HR5BW2MVDIRVIjC10GNBPTQU4L9GM0I2HQLJVW4F0QXNZPGOXZzRSXLBL0ISCP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5I4CPWOJMNCTR80D2IQGZXSIBZFY6M6K3LCOKQCXRKZ8D08W0N5YR2SZCUL5CEPETXMJTFXGJ6OZSRKM1ZVU879XG02DPHCE8LXZ</text:p>
          </table:table-cell>
          <table:table-cell office:value-type="string" calcext:value-type="string">
            <text:p>5I4uPWOJMNCTR80D2IQGZXSIBZFY6M6K3LCOKQCXRKZ8D08W0N5YR2SZCUL5CEPETXMJTFXGJxaZSRKM1ZJUe79XG02DPHCE8LXZ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EN7NJUBFTM9JBDD84LZQPIDAFMN11OP5RMDNNB4RTQOFZ31GTSX9KO3XZQM71VTITIXVKS5IJ2YH3W1IZ2EJKI1DVKQEJW9SRWB2</text:p>
          </table:table-cell>
          <table:table-cell office:value-type="string" calcext:value-type="string">
            <text:p>EN7NJUBFTM9JBDD84LZQPIDAFMN11OP5RMDNNB4RTQOFZ31GTSX9KO3XZQM7YVqITwXVKS5IJ2YH3W1IZ2EgKI1DVKQEJW9SRWB2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8W8IK81NX721E49US91F2BT4F01W06N40L5QZ3AHASV7IC1SGERT7VLLU739EFVM2HSN833VNV5WDZU3F0HE8HNS1KIB0YOB17Z3</text:p>
          </table:table-cell>
          <table:table-cell office:value-type="string" calcext:value-type="string">
            <text:p>8WXIK81NX721E49US91F2BT4X01W06N40L5QZ3AHASV7IC1SGERT7VLLU739EFVM2HSN833uNV5WDZU3F0HE8HNSzKIB0YOB17Z3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7GH5XMKZIO44WZI2P7B09LYZH91ZDAG1YLXQQRMI7DF3VHGYAWI3BM05QZYXETRK5AG2WELU0Q5MJ6JFE2TLZI854DQJHN79PDY8</text:p>
          </table:table-cell>
          <table:table-cell office:value-type="string" calcext:value-type="string">
            <text:p>7GH5XMKZIO44WMI2P7B09LKZH91ZDAG1YLXQQRMI7DF3VHGYAWI3BM05QZYXXTRK5AG2WELU0Q5MJ6JFE2TLZI854DQJHN79PDY8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82R9G2CCZF5LO6TY1JM7OUFOZVGF0T122CS501XVHHZBWCCGONVU5ABXPGVVXC5YMYUQ035M8ZARMGRM1GNOL6ADMCQA0ZVQD67</text:p>
          </table:table-cell>
          <table:table-cell office:value-type="string" calcext:value-type="string">
            <text:p>282R9G2CCZF5LO6TY1JM7OUFOZjGF0T122CS501XVHHZBWCCGONYU5ABXPGVVXC5YMYUQ035M8ZARMGRM1GNOL6ADMCQA0ZVQD67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8" calcext:value-type="float">
            <text:p>98</text:p>
          </table:table-cell>
        </table:table-row>
        <table:table-row table:style-name="ro1">
          <table:table-cell table:number-columns-repeated="2" office:value-type="string" calcext:value-type="string">
            <text:p>NTJR8VU51SDZH5HES7250NJ7AX529A7ATAZGT6ITPG0AVHKOF01RU7PACYC0UPJEO9HA477D740M9FE294UVROTD2T031U1OOTXT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[27]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​</text:p>
          </table:table-cell>
          <table:table-cell table:number-columns-repeated="4"/>
        </table:table-row>
      </table:table>
      <table:table table:name="with translocation" table:style-name="ta1">
        <table:shapes>
          <draw:frame draw:z-index="0" draw:style-name="gr1" draw:text-style-name="P1" svg:width="26.016cm" svg:height="13.573cm" svg:x="1.997cm" svg:y="1.594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number-columns-repeated="1024" table:default-cell-style-name="Default"/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Mutated</text:p>
          </table:table-cell>
          <table:table-cell office:value-type="string" calcext:value-type="string">
            <text:p>Predicte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Levenshtein distan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BKK5MI3A1G1NKIJ56B5UZDW77DBMD55PRI4KL4FOXVJNZFLM521N4879LAV0I53D2OYBA7L0R0XX3ZE37703G5O5KS94PT6EUFR</text:p>
          </table:table-cell>
          <table:table-cell office:value-type="string" calcext:value-type="string">
            <text:p>FRDOMX5tDNEoKL4TbHVKTsFEMN2hNCjbdcSCzIY3D2YXEQpR0RUXZBpX5JI3AYX1QdxFc3ZFIE70UGYO5ESZdPTKCBT6DPcsDWJf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FMRDW2MLEY7HME7HZCWIEGZZSZ524Z2ZSA440NDZZXC5QEY48GCO6OF7HZITGILC49AYSCX6YDN0GGGKD15OJS9M4RWC9DKEOI</text:p>
          </table:table-cell>
          <table:table-cell office:value-type="string" calcext:value-type="string">
            <text:p>U1EOwm9GUXaKhXKEzIBxMEIlsLWIiGPS1auRTWlMYEYTGIJCGTLShlXFYDOFGHSkcSI5eqZvZIAxb0TDZQpC5fYfH8GIODZFqHB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R571P80RDCG60WY97J68O1H86NWNGEQU67G7HTTAKM3EDSU4PTD4Y1O1KXCUZU29T06GW23WQITY9NGC3E6T3G7AD1FO4AXP7J</text:p>
          </table:table-cell>
          <table:table-cell office:value-type="string" calcext:value-type="string">
            <text:p>DG3sQITK9Nhd3AkGw7YrXTrqCG6anp9xJ68OdfE6TtJ7AfaQFyAQAHJaT4AoDkJ1O1OYUfZjKeJwpGa6uWNGqSv6zG7BQTAZMDfQ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TVNFD00ZCM7C19KNVYIRNLFH48VN7XXR5N5YWN6N4VLZGST3JNBBFF8LEBECNNQD7ZL1WJLQO4I5MQM1SRZCK8M3SRFYUIM3HP4</text:p>
          </table:table-cell>
          <table:table-cell office:value-type="string" calcext:value-type="string">
            <text:p>jTVkSDfRmsM7asfLbN4InHOL3JWcIh9KNVYtROICHLxiKDW1mNbNT8M3SSFptIzXwNESYqhOxwVYUsSn3bNWenF8LEBUCNNSp7M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1BCT5JEDOY2M8JXU046N9YN2D2LZE3D88AM9QMWV0ZE8NYBI8IC48IOZXS501M9B4A3VLVEDD51HPJ7HCSXQYC1HI0XU3K1H8PP</text:p>
          </table:table-cell>
          <table:table-cell office:value-type="string" calcext:value-type="string">
            <text:p>CYBQYC1HIZXdUK1PRPPMHWktnCjYBkGWCJzIOVcqIlWEeYUkYNUH2LkA3i8pAJtZxBoXHDpfjnFxMLI0WM9HoALvLwEOD51pVJ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FU9VQBQXG2NF52RA5W4OZHL6U0ANUA2DDYGYI7MH8CTF1QENUW90HXZAPFOLZM4E7546GZ1GZUZKIG7L6ZPS20GYTPIG2LJ68BA</text:p>
          </table:table-cell>
          <table:table-cell office:value-type="string" calcext:value-type="string">
            <text:p>PBENUu90wXNAPFFLZcnJ7546GW1PULEzSG7glwkSiwePTPIB2YFEUBAVAI7wLgPgNMGiDZIV6UsANUAleUYNFVATjNQIX2jHs2Rl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BCS8AB4QOKY8WQV0WPUWJG1ABAJYQHUJZTNKWINCUE0AIC96M8CYEVPWLBKYN0A1DG6SEOI0UO9EFY5V5KRHJNJQM4M64X1FF7E</text:p>
          </table:table-cell>
          <table:table-cell office:value-type="string" calcext:value-type="string">
            <text:p>rvpV0gDKWJaibBVJYFMc4R6jXGtc7vItFgzCM5IgaRgasJXtws8CYZzAKfBijjIAwKFSSislJZaTNKWpgSUq0qvCVJcSbABLQOK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24AL3X9Z4XF097MXXZP93AFXQTILNRABGWRPO43FNJ775HBJTNFCOETYVAV8CGUG85IDTIYA5H0QELM8700KUDOJF3HI2SXTLU4</text:p>
          </table:table-cell>
          <table:table-cell office:value-type="string" calcext:value-type="string">
            <text:p>RAV8CGUGD5mDTRlA5HAsXGgAOGMRPYX3FNNRq57JHXqWBIAUPqTrLXxJTdGIOETYBMqcywKUDjJp3py2uNkLUoJSLMn3XxT4pu0I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S8591FTWF02D0GA35E9MS2DHWDSAXU5J9QJ55NVGCBDMTUZ3ALSHT4JNIW7NU7WQ35QNCPGNR86GWD4MEXV2BT7QS2JGUEJBC0G</text:p>
          </table:table-cell>
          <table:table-cell office:value-type="string" calcext:value-type="string">
            <text:p>dS8UA1aTWANHbiGj35E9MsIsDMTUfJAsUHb4elrqSfUcZb3wfckNSILYtE9hZ5DNVZ5QvXPGNaC6GWDBMNuVXBToQS2JGTEJBPCu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P5P4I8ICLNLC5617LCHLGZIHCWPFIQJN6JHHMB0J96HUCC5N0XWLBW1MWM3BC900JHAZRO92YY63O3510F56P6D4XV6QRLVLQ49</text:p>
          </table:table-cell>
          <table:table-cell office:value-type="string" calcext:value-type="string">
            <text:p>6JMApAFST6jriVX4Q8SNLNLhzxPTWOVBp9IkGHAyVO92YiMdB349oCFoCZIgrWPAaEXNxXi5NDXtAmWJl510FMbPXj4fVnQWkjLQ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ZPD6G923L2VDWYRUH5ZVLKVZ1MAAPNHG5CRA5GRDHVM69Z8M8AF7DSQCQ2W37YN6C0U12BMK834OSQW3PTWJ28T4FD8PYQIV45I</text:p>
          </table:table-cell>
          <table:table-cell office:value-type="string" calcext:value-type="string">
            <text:p>NtPADpZ23JpVkWVR45zAzOOKQW3PxxO28TqFr8PtQfNOHufUSKmiTTAAVNHCn2WlwYNcx0VN2oMlG5DIBMGXdkcXuPZtonWW7cUQ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Z1YYQ0SKN1OT1ZQ4XH6B5EWII1MNG350PJUGTUR6RM9CVY9V8KHJ5OUBISHAA9Q3WHL0KAOSE5XOTMJ3LOWL31HK7YFAR795RGK</text:p>
          </table:table-cell>
          <table:table-cell office:value-type="string" calcext:value-type="string">
            <text:p>UkqURnRE9PVI9m8KSJgcoBtPADeghsdnP0KQOSjYTR1lYn0SiNtOTQZXtaMYNAwWDF1nkd4ZHfi5xytI1zNG35OIUxqFDR7wbRMf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Z10NHWOXU9KAYF8R2JWZ505K9VNAOFXX9XELX4IQC8V9HX46TG7CT4GAA9AO8G1BZAUM413KTPTVV393YH48F2IQ4OAURI85NPI</text:p>
          </table:table-cell>
          <table:table-cell office:value-type="string" calcext:value-type="string">
            <text:p>Zf1HLCWoHUUJrMFSOEG1eSaUMvBHeTlKVVPyilH48FhXWLOIyiTXGSA9AX2nWZ50FlVzrhpFXIQ4OwUSc8hNzsXruEjX4qyY8V9H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PK66NWIBCZMHK8N62Z9K3GTZUCREU3TOES7CNB4CCP3IUCSMGSNUW7LOOA9J6FK1ISH3IE0JM5MDVY5XAD7SN97KF7X0DEQ1O5Q</text:p>
          </table:table-cell>
          <table:table-cell office:value-type="string" calcext:value-type="string">
            <text:p>7UIB4LPPGlACdMGvNUWwLlYMhJMFKQIDz3yp0GMXRoOQQZoUUpTCoEREU3BOCLBPK66LuLgDZbwB8N62WBCBADQSN97XF7XclEfd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K9UZU79HSOAQK3DTYVAKBEZIEYKZK1FTQVKDHYYRUGG3FHRMNJ666L8ODS48Q9ROL0TIUN0CWKFSC7H9UPDO0ICBLGDNAUY93HD</text:p>
          </table:table-cell>
          <table:table-cell office:value-type="string" calcext:value-type="string">
            <text:p>XYTYVgOWigIXYKZoIHUjUJOCnCyQKBH9UNDD0ICEVdDNOUzBHjM6YEfKS4wp9RmLOIEtN0bSKFdCf1WTgkKuNYYJzRG3vHWgaJ66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JBCWRDSY13XQYTO0T03F8LLLEK13CITWSANO8T9RJMJH3IIZLKCGDRRCT55VFLDN9Q9HAX5V0GU5VAKB8WJDKMITFSQL8M5FLUA</text:p>
          </table:table-cell>
          <table:table-cell office:value-type="string" calcext:value-type="string">
            <text:p>tgPbRLKjGdSRCT55VFL8WJDKMYICEQLJA5xmeoRN9L9HbdfRmGauVAjBGa13DHTWHAAm8nNsHXOCJBCWLFcQ13nQhmUbM0oDCWyg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JC6652IFDOD2V7987FRFCHICYVUGBPE4TVVY51JY6YRMVK3CCMJCV16ZZWLAG2PGZRLOZUNUQ2GB1Q1W3MZIAGE495OAYVCNVBB</text:p>
          </table:table-cell>
          <table:table-cell office:value-type="string" calcext:value-type="string">
            <text:p>qEdTVVYiVJVZXZwzCUGtPGYBnRMEr3iCMaCCwC6YbiTZDqDZRoOZaNEQNGqXQ1bNtJIZXiaNtMpoGCUJraVVA987FrrCHICYPZGh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NTSF2VGEOLECKG0SY1MG3WREVX0ZFL3OH5POKC0X47VUYHOBOUUMFPHJ89IIL3Y4LPRUBKDYZD1FHTAZGVVYHP72JVHJX75CQHE</text:p>
          </table:table-cell>
          <table:table-cell office:value-type="string" calcext:value-type="string">
            <text:p>fxVdyNBOYUMFPHtJ9Iws32dTSWpVLKOLEtKG0Tz1Z4pqmNBpoVRD1FHRnZWlMVXnZHddGVHYAxa2ALWxH5VOKCcCIJVMcdqvXpHE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NM1SMNS3SH4DO067NZKMFAZ2M9TG1JEU86RW8CY3FZN5M1X7IZWNOA3IJW64UUIH61WYIFW82WOF191L9I0RRFPK6JUPLXE72EO</text:p>
          </table:table-cell>
          <table:table-cell office:value-type="string" calcext:value-type="string">
            <text:p>N5p1jAOSiTZcM9JGQJFU8SfyhXYaiBohLrI0FRVPp6urhLXNb1StfL3SHUDOW67AsvPKAOj3mJWQpDUHHM1UNqFW82KOF1vEH2tO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LI1HU7N60K5HLTPDIKQJA4RD4U1EUXMLW7993QKAC92TU28WZN035JTQU4MYFP1UUZLIPRW3O4BHNW5TR43TPAI3H179WRPYKS</text:p>
          </table:table-cell>
          <table:table-cell office:value-type="string" calcext:value-type="string">
            <text:p>YLExgIKcdA4RWYUMzkXdLGaXLIQswbN60TgRxYpNyU4MysP1MRchNRRruO4pHNPoTlu3LPAIto179WX99qmKfh92Tj2LLZbU3ZJT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Y2K1GY5PDTWLXET4RCF07KQXRT61UMVNURGZZ2A0IKH41WYCR41HROPZUNLHV4DYO1XFRAWBA1AMGJ1KRK3CGV1C3PSVX5I73XH</text:p>
          </table:table-cell>
          <table:table-cell office:value-type="string" calcext:value-type="string">
            <text:p>3TPV1saUUVXbe73hHXRt6PeMtNURhGD1HHOOZyNLHVcDGYDK1DE5nTTWGXhB4RCFdNKyYVzTFRkWBm1GMGJDiYvUA0ELAnTWBCOA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WZHAFLL4D4WQLT2WS1GIQNYQFBG716BTJ39FVXCORF5FMYSSP6XJNL7QTWIOE0IEGGQDEEUBPILEFAIID1IYGK3UURCPWNU4LXD</text:p>
          </table:table-cell>
          <table:table-cell office:value-type="string" calcext:value-type="string">
            <text:p>ZdDEExePISEdoPIDXTYHGZtANMNfeJWjYCOLFZFHXSSP6XJdh7NTcabHcGEvTNHpGntbNYNFPGh16BNJ39FVXjUQrURCPoyx4LXq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MXBYI903C99E94ZLKO8AFIW3VEAHEO5MBDO2FI0KQBGWRQWNJE6QENUXHHKDNZNWMMWRF0V6UUJIZDJZ4CBSJ4RSW4594UFNMK7</text:p>
          </table:table-cell>
          <table:table-cell office:value-type="string" calcext:value-type="string">
            <text:p>HHvDNZmWMieRqhVgnIJwbDjLVdSCJanlRIdIL9BUFNSRO2FD0KQBGWFpWNEyVVEQUXRbXBYI9t3TEfuT4ZBKX8vtIckzxAHEO5Ms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CPYEJF5UGRKSMORLEQHBNDAZ3H25I1HMTOM3319N580RFMJHWX7B1MF1YFGSWG9WZWZOHKRMKBWFUMMNNDMA9JLG17H0UBN1JY</text:p>
          </table:table-cell>
          <table:table-cell office:value-type="string" calcext:value-type="string">
            <text:p>9uZhQBgJmVKqWPUSMNNDdKxiEhNBThvZ3HHdI1WGTOm33wry5U0JFCJGWV7p1MFwYFGSWGAuCPYHJFGYGRCScr9JAQmyHDUwNqgd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1HMUDKZNY8Y0XU6KYR3II48WTMUXQLTPR3AB1MH7VRBB3YM2EGDWESMIW873T2XFUW9WJWXQTZPPHO6MSL14IIPKPHVZFCNNGA8</text:p>
          </table:table-cell>
          <table:table-cell office:value-type="string" calcext:value-type="string">
            <text:p>qHQnFCDdAm8LMUkyZfgRXAzsMHV1HMOrwrNY8YuFr6KYR3aw48WxnxXWujzQWZPblG6MxEabIIyvDdRMyWYEgfGDWESMIW87Sy2W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J2RJQXL08VRBPQR99SG7J1HOOH2SZQVGSKC0Y39BWZAB9NTJSZ09ZB1W916N0TMP9BCVRL5DKU6LECRJFDB2SYFRHZ3OQFOQT93</text:p>
          </table:table-cell>
          <table:table-cell office:value-type="string" calcext:value-type="string">
            <text:p>3jQLOsU9WLkLNDKd6LEDzJFDB2SNtRyBBVN9G6jLIoxSBeG7J1HOOH2fcYVGSKX0d3XhWZBA9LTEoNWGZBbwRJQXxA8szBuQR9zl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J14B5FYFD4W3UR7DPXJ6I7WWRTV2HTDKM05CGE9XII96V19AZ36YI05CMEYK4DR648VRGPM86OG1Y9TSDYA5T7KYA8W45R5INHN</text:p>
          </table:table-cell>
          <table:table-cell office:value-type="string" calcext:value-type="string">
            <text:p>dX14BZhsFp9XIIl6y19A4W3UR7dPlAnBDYY5QAKYYiWc5RBCDsNR648VRvPdo6Oy1Y9TZVVYqBECNELwjmI7IzXnVfWDHKMhhXRE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JBDDL8JKPF4LV2J6H5HDRPKU9L5OJYYER8YGGU3OTKBMDKRKIAYUITM2IO6RRQU20VGQBG1F1W8KY7PNPRS73EXCRSBUB5NHOKM</text:p>
          </table:table-cell>
          <table:table-cell office:value-type="string" calcext:value-type="string">
            <text:p>xKMHZtM2HRxRRHUw0nbRTG1D1r8EJBrCLmGLPF4LVfJsYZPOPRp73UXCRSXgBUNH6orRDMPPUsJLOJYAfe8RGyUIOTKfMvbYKIDY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6G1TWQNKALK72LKR83KYMHE8TE76DAHASVJO4VTO8RPO5LN1OP87KGY7S4MWI7PLQV2ONPVD6PCAZX0I1SOEZ81KI4S2VQW4CJ</text:p>
          </table:table-cell>
          <table:table-cell office:value-type="string" calcext:value-type="string">
            <text:p>sQO5Lv1sn8PUGx7SPMgbLPLQV2rZPVlyUlXZnfI1OOSc8CSI4SeiQJ4CZQ3KiMHnxRE76DAHASVJo4hTO8by6GPdXiBKzic7CFTI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IIPNJCTK7YSA7L762YU41HAQP1KZ94WK3YZTCKG75RDRSOQ9VIINWSCF34IM4TB3VMIGII6SWZYCNJT3ZDPIU76L798KQKDXW1V</text:p>
          </table:table-cell>
          <table:table-cell office:value-type="string" calcext:value-type="string">
            <text:p>GTB3VmZGVOHSQR1HZ9XWciKZTkKG7OUDRSSrKwMW1Vp9VWQNViCDdkcMqdiQZCNJO3ZCPIF7ELa98K3sIZwJClKNlSAGisP2YI4l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GDBUP9D5ELBSU5PXQ3PCYSFXSCLPCQKUMV7D5YJAO5U5UMH1D9E17N9WTQRKCHJT0DM1G8Y8T62RZ3OQ3OWGF6W97MRDYAXZHBD</text:p>
          </table:table-cell>
          <table:table-cell office:value-type="string" calcext:value-type="string">
            <text:p>dGUgUNTA5ELLIUMPRQ3PCYSFrSCmPCOnUMAjh5YlTQOKujisDDM1G8Y8T62Tl3UQJLOcg5UpBxD9J1dNS3OYhGHjvhMaDXAfYOBD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7XZBBI79WINDXBTIWJJM3Q9S76CUEP3W8BF4S6KDZTVBIXG3JLRPAJZQPQMOA845HW6E6MMXDHVBUELAJQ04608J3U42CKMHO9V</text:p>
          </table:table-cell>
          <table:table-cell office:value-type="string" calcext:value-type="string">
            <text:p>H7NZBBI79vQPEYmBlTtJM3F9fYQPFMOAG4yGW6A6MhLDHEsUEWANRDdbl8J3UTVvIoG3ksRPOSwzCYyVoW8zw4SKnao42CKMtkxN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MVX45JF6DO4DN2S6BE0LPBJWBSF5QU6VVXZULM2FKAXMWTNXUWSZ2V2V8T2H0K2WNAN53VPP63F6AN8IAN561RXMK5SIQO85H4H</text:p>
          </table:table-cell>
          <table:table-cell office:value-type="string" calcext:value-type="string">
            <text:p>xUkMQgKolLQcNXUxDN2m6sr0iPBLWBLRPQU6VCINs3wPPl3WCAlrhEHQH1MLX45Jw6DEo561NsYK5vIur8LWSZ2W2V8TOuCK2KNn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FXVNESQFK9ZGK08X8R0AVWNRRS85KUSCMZIC06OFUVCT3195C29VTAHQJF72TI2NZ4FC3HI868011TMS07JJMFNTWHQRWBUCX9S</text:p>
          </table:table-cell>
          <table:table-cell office:value-type="string" calcext:value-type="string">
            <text:p>sAHITFzPNsqNZQrCttJl68kv1wMSqWCeRRH85vUSCMwJCnGGvUVJABNVRtQMjBXCEcoCTv195CLdVqFYVNHSQFK9ZGK08X8c0tcY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1Y8WGPUA33L3OSIZZEPQ6I63EY528V1NYF2BN1G3CF9MD61FLAJKQK6LDNGVI5GE8DA5L4R70CXNGYFLS4GD6ZI629PQRSOEIGJ</text:p>
          </table:table-cell>
          <table:table-cell office:value-type="string" calcext:value-type="string">
            <text:p>EU52yUZInF2BNqGpVQ9yDL1apUJiQKybDNGLrqtE8DAWL4Z7CPlSbZzEGzoIIcCXNGpFHSYND6eI62nSAnROEIqaX1Y8WjPUHQ3J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3V9D2A4QQ8KMWNAZ3IFXNFMV9I5TPG7YHA38E3DDVQWEK92MNLBT84GAHRYA9DV03VP6YL3P0ROVV4RV3X2TL9K9HRGX3F1YGFT</text:p>
          </table:table-cell>
          <table:table-cell office:value-type="string" calcext:value-type="string">
            <text:p>3eV9S2A4QQ8mMPNX9sK0OHP6ALsP0xeVV4Ah3yZeLhKYRRGoSF1YGFTZYkZVNrMBnJBTcGvwpAZ8EkDDVuwoL92MTLBT8pGxRoJV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0WRHSUJ7WXETSTQ30V2AS12OBEXEWQDFNUA5CZYKZVNAJV4Q2RR49GOO6RAJ426G5VKTLUGUM64DCQ1L29T6J742WFVMZR1CA8</text:p>
          </table:table-cell>
          <table:table-cell office:value-type="string" calcext:value-type="string">
            <text:p>4QFQRlSGou6HUJ4J6G5VKTvMRUCFKfl0WReSUJ7XETUDFemA5CZYKEVcAJrWqEevkqakVtNSZ2HFLkPGUM6vDTHSL2se6mK4nWsk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CWQK9ANBXJUI7S7LNASRX7ZTO2QTIFW64HSGHNFO78PMJCYVW0CTCT9PUTRHL7NNVZZDRAOB7GI0C5RF2L7ARWLCQRBOSFM84AE</text:p>
          </table:table-cell>
          <table:table-cell office:value-type="string" calcext:value-type="string">
            <text:p>FGhTvPYxDHI7NveZZDRAvB7GxyCwXJBAd2AgIFgniHFGHNFO7XAMJAYVXPrRROStt84AECCAQK9AoWVJhUbSJLBIM5RFYa7ARzLC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8VCLZ8LFL5IZ2MU7Q71UE1BSVOH7BSK8Z14528FY0X5XJ8Z5W1UB9TJHV29D9EFLIBZYE3UOYB08X7ODKKZKFS5025ZEXKHY43</text:p>
          </table:table-cell>
          <table:table-cell office:value-type="string" calcext:value-type="string">
            <text:p>Y434o28YYXX5XY8XBwaPaZKFS5sv5UEXKHZ2hUNQRRpbWBLcOH7ySKdkSBs8dgzZRQFL5IJqZ5X1RBITdlxy9D9EDFIIZAEKZZOB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ZC4FHLYN6SXPICMZ1KU14WNRR1HJCTXPJ937LN5C8NG4V87F0PFYED1PTHXBHQGUIWZCTF1HQ4W8YB4VYANMQK7COG3AUV0DIJF</text:p>
          </table:table-cell>
          <table:table-cell office:value-type="string" calcext:value-type="string">
            <text:p>eT1KUEXWNzR1OJUVlMwJpYZPTwXBHQDUVWZCTFaUsH4FARAatSMDIaNNMQCuCBGyACxcKJP3CLN5C8iE4VV7C0PFzCrQ4W8YZNVJ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P1JH9Q4S2KW7BZVMFE9EGGGUZNSM2J1OT7X5BFOR3JN3F6AOJ88GR65VOKCC6VZ4TLFCGYOZTATATIZ9LI3HJBKVRN30IIYHWYZ</text:p>
          </table:table-cell>
          <table:table-cell office:value-type="string" calcext:value-type="string">
            <text:p>uGGLY9Q4gCKU7PiVjhDATJTiZxLI3HJBKAjzY9EdGGUZNQM2JLge7X5QEOR3JDlQQAZJsUGu65GIlN3fInYUWYZCNlQufsLGCAYo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LHS0IH3CTFQHIF9EX2R0HQB3MCW3NC6R4JGEPIASULKQZJ07S2GHJOOMC4KGA9WVDYATL8BIP1O5YH6CT6JNTF894H348UDB45O</text:p>
          </table:table-cell>
          <table:table-cell office:value-type="string" calcext:value-type="string">
            <text:p>tNBQGEPLSSULFQZJbJHQeTMCW3aCVnT6JNvF89bvgZhIDB4IOWYPYQTkJBBP1KRWHHLHS0ra3CKFQsIPyEXmxaSDRHaOOItXKGAR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FUDRXOZNQ3U1N590U31C7PXVS6HOFXWYYHIWLFZE83I8NQNA4GMVXFUWX5OMGM84YJ72EE5XSQDINXGIHE1PLFE3N9FPTF2VJSC</text:p>
          </table:table-cell>
          <table:table-cell office:value-type="string" calcext:value-type="string">
            <text:p>A1PLFE3N9BPUF2fdSYNDTGOZNQ3u1N59iUKGC7yXVYHrOFnWYwmkiZFREi3w8NQNA4GMLMFUPDpOMGM8aYJ7xnEoRbgWINFGnHIL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H5GVH4QUX4XLAM0O659UCP015KKYQ6FPSIY3UYDHH05V89MBO61CBLN33ZALSLBA7KX470UWQRX61FZTEG4LUJTETG1NR5EVYXL</text:p>
          </table:table-cell>
          <table:table-cell office:value-type="string" calcext:value-type="string">
            <text:p>vYQdiJTETGGNR5uIKfQ6FCSvJ3UhDHVM5VztMfM6ySaXn70vRARX61FYTHf4GJH5GVOhEMX4NscvMn65HUCt015LCi3RALSLwAGe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950NPOVG10TFVEG64XR4148V07634YG3KV6MCJFG0Q6RXUOJBVWTEZDARROLRQAARB9CONSPYOTZCL6ZRS1L7N81ZP0AZX7TYBJ</text:p>
          </table:table-cell>
          <table:table-cell office:value-type="string" calcext:value-type="string">
            <text:p>LzQj1fPvATX7TYrABVcTEADACLOKiMMJFNgSyzXUrkLSENAkB9CONwrYOTZHLCZRS1T9B0NPOVG1DTFVQG64XR4j48VcAuC4YGgK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ROU4WZY0BU9I47CP3AK2MO83EREEP8J8V8YWCYRUZ7A4HCP4MHSB84LBPIFFP51UY7G2ZWA80OZ4KWOXVG23R6FYVJ52MF48O3</text:p>
          </table:table-cell>
          <table:table-cell office:value-type="string" calcext:value-type="string">
            <text:p>4GEQJToemR6WYuJu2ZF4Oj3EHNhP8J8VvAXCYRUt7AoaCPZMl8h3GTVwK4hZY0wUNY47CpQACoMPR1NY7H2XlA80OZsX8hQBGIFF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X7VFQB3QTV5QB36CTHRSQ77R6SJGZBBKK7XRX9WDOI5PH3H1QY8THXSPKZ02NWBY0LMJFCHHFEPS59XL0GNHIXT1RN5GWKBNH6M</text:p>
          </table:table-cell>
          <table:table-cell office:value-type="string" calcext:value-type="string">
            <text:p>Z02NaBY0QXKFAfPoghDzJXk0GNHoXUuCYknSQ77y6SJEZBccKHXRX9VnxI5BH3B1QY8TFXgdByNKyWKBAH6MrENVFxilHTV5Qd36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DIVFU6LT14GCK21X8O7K728Q0RGVAPYAHSU6723S8RUB9D4WDFHRHY6BBTU6WD0QZDG1AEYDVSFK1IK6LEBLPC971BJVLQA46CO</text:p>
          </table:table-cell>
          <table:table-cell office:value-type="string" calcext:value-type="string">
            <text:p>jLPB97bzJVnGA46YOx1AEADVSFbJIKJLEEAlSi6723v8RJBfDeWCFHRqYkBGTTPWm0QDe5DIQDUGNTiGGCK21X8O7f7z8mTRGYAF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64CO42YHMFY6HCC2Y4NWPNA7TLUQYDM6PL2GMAEPVUGBS4GZ4IN2L5CB31RA56H0H49PMBOLE4B1KAT2RONP14P4T0XJ69G0A9N</text:p>
          </table:table-cell>
          <table:table-cell office:value-type="string" calcext:value-type="string">
            <text:p>2LEVB31nA56H0e4uPMBDftjb1jgTdRf2BMAEPVUGBSHnZ4IoMY1cP4T0XM69G0y9NXPNL7TLNQYDM6Pkn64HoiUYeMFF6HHm2Yq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IMZI151UAOW88OGYBNT5W3SY6WBI2YC9UA76CG2VW0CME9E0424EM8621YNDYXE9MMJNOXUBNQ0NHK8NGVEV64DZ2FVP5D2NS1</text:p>
          </table:table-cell>
          <table:table-cell office:value-type="string" calcext:value-type="string">
            <text:p>NC9UA76CG2Va2NS1YdvDMMJYoXUB88pGYBBT5R3gL6gXI20rXhsE0DC4EQ8b2QLNINQBNVK8NVBEV64DKaFVP5D1bZwZB1x1UAYR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J48DXEDTN99OKV1M2L96OJ2MSY3D9MFOHW90JBHK3EXIO9XM8SYSLT49J9PEPQA0QMVOR0YUNHSM3FBDEFPTK88ALPZXW97P573</text:p>
          </table:table-cell>
          <table:table-cell office:value-type="string" calcext:value-type="string">
            <text:p>IYqZKZFOHWQ0JQHKTEXIOQOQTZnRJYUEHlzaiBDEFPTK883J4XDXEdTr9IFwXYSLT4AJ9PErQI0OpV1Z2LG6OJkMALdZXW9yPLL3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VMT5ZH1WSI7DOUTTE5ADKCJE9BXFX0GU7I3V4N7W6GP3YTTT7NKD2JG5XMBWFWIZJLDWSTHMXSG846YKDT5KQ0IG6HJF15Z8SDU</text:p>
          </table:table-cell>
          <table:table-cell office:value-type="string" calcext:value-type="string">
            <text:p>HWMTZqH1WSj7DYZJLlXSTzMXSY8mOPKDT5KQ0IGxxJL15Z8SDZJJ9yXFX0GUjIdV4N7X6GPqYyaOUrTQ5ADKCT7AKZ2xyaUIBLPW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C0QB418HNAHI8VWSYY7JKGTAJEROZEAA9GBOXXI4RMUL7RYNA2T1WKHXMVNJS9H414V1JBPV7UR6860JXG5UD2SENDOAOTOM5Z3</text:p>
          </table:table-cell>
          <table:table-cell office:value-type="string" calcext:value-type="string">
            <text:p>BTXYp4RMyL7RfNOqTYs0lA41DHNWd1wVHXMVzhS9H414V1JBZT2SENDOZOaOM5M7URAz6OJCGIUI8ViSoGxdsGTAJERExMAA9uZ3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BPXDXJO9MPXSFSSUWPLXLWHMIRDOE155Y87FFWKHH7WHQU8G9A52ZGAU32QJ9W24JLBPHY7J1ZRB4Z67VRTMIZ75H27S9QI1N73</text:p>
          </table:table-cell>
          <table:table-cell office:value-type="string" calcext:value-type="string">
            <text:p>4Z67VRTMIZ7JHI7GxU32mJ9B24oPLXyYHGIkuOo15TY87ABPHY7JcZaen9QIZN7dLGlwQI7WHKUxG9N52ZMhPXDXdVTMPZSFtOUW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0E78ZYFS23YTKE0J02JFKZ1G2KJUNSPNZYGYBYSVZ83CXONPMKCT3P4MRXI9GDPSG10L1ZW4DPCZXP12H2W7QM7Q9ARU8CIZ8E9</text:p>
          </table:table-cell>
          <table:table-cell office:value-type="string" calcext:value-type="string">
            <text:p>3QwQZ0J02fFKZ1IkKJUArF78ZYFc2NqBNZKGYBYSVBFiCXQNKGKvT3SrMGXIZaDPSG10L1ZU4mPMZ7Q9ABN8CtZ8NXPY2H2WPQM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1P9BFFGWJ4I4SYERZK9RCBUQVAPD5W5WPQVRU8CQK3PS6GBTSC1HLOVW03EYRYYBPSV266KNAZNDEI336U5N762WJI08SIXUHQQ</text:p>
          </table:table-cell>
          <table:table-cell office:value-type="string" calcext:value-type="string">
            <text:p>EHLOVA0HEYJYYQVACD5V5WRQVRQ8CQK3BS6GBISCBPyK266KGBZMDES334uLEEZD9AGBUI1X9BFFGWJ4IpUWN7xCWJU0uSIiYHQ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3TUYCHCMMUZP43T2LDJT3HSCD5AY16Y7TQX5EXDAWHRV48ACKFOQB9YYQNV295Z2ELTVX374000KNWPN5BYZMHX80M8AKUD8SQU</text:p>
          </table:table-cell>
          <table:table-cell office:value-type="string" calcext:value-type="string">
            <text:p>ACKFOuB9YqQsVARCv2oeTQX5oJWAPZxV48HX8lMLJotD8TZfXW40r0KNWcNTBYZML2LqJT3HSClwJY1LY7StxZ3TUYCHCMMUZP4I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DRTAGCZY8IB7JJXNZ16HP0CH7HJGQKQRKYUBZELOAJN3XSZ4I4ISUVGXJM2KJH5RBJXGAS5GJMR56FYNSZ2W08MV3MI78JNFIGN</text:p>
          </table:table-cell>
          <table:table-cell office:value-type="string" calcext:value-type="string">
            <text:p>LOjJN3zWZ4I4ISURX6SzNSs2W08MVRMIUDRTAGCCv8IOSJJXoZ1uHPyzH7HtGQKQFKYUOZEB8xNyIGNVEXJB2KJHkRlwCgQS5GDM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JRGDU4P3UE5G8E9IPFB38SPDNQ6BY4VOTMW7DSHSRWWHKIJ1FSOK28KMWZFSXVFOO8I5IPEOV9FK0K7DJ6777I5IR1DE3JXUFJ7</text:p>
          </table:table-cell>
          <table:table-cell office:value-type="string" calcext:value-type="string">
            <text:p>pJiGDU4P3Ie5Y8ENIPqI5Qe1DE3JEUQ38vPDNQ6BY4oEWV9paYKCDl67s7qbMW7DSHBnWWHRKJ1FSFJ7gK2jQMpZFUXVFOO8I5Iy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KOM6S4SKHZZKDGPMITFWIS3EMGMLTUA5HC6MRZSVURFNLMDBW09H0RPKCE7AQN42JVEKNEQJPTBHDHHJRN6MD6U9FA3D6FXG28Q</text:p>
          </table:table-cell>
          <table:table-cell office:value-type="string" calcext:value-type="string">
            <text:p>PKGMug4SKHUUKQ9H0FPKCE7TQNL2JVEKHEQJrT5HC6MRZAVrYFNLkDBWDryuFbSa6FAGh8QBHDeHJANeMoGPMsTFWISqEUfMLTUh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ENSREMBEILEZBA978U9S6Z1BSQYC6PV99C37P5X6PB8XAP4L72PKQ1Y99I9MZNNLV1I9TE2AUP8G0WBC2DFQCDC5KAXF0WO4BA</text:p>
          </table:table-cell>
          <table:table-cell office:value-type="string" calcext:value-type="string">
            <text:p>XF0Wa4DA5U6PBKXAP4L72PtQ1w9G0bzC2DFQCDCmKA9w8U9S6a1BSEYz6LM99CxyPROEhSRgMBEIXEVUAGI9MZNNLV1zuNEfAUP8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MSRT6WEWSPL7XHG8H853D3D0C1T7ZCDTPRPSRIHGAUZEYSMULR373J5DVNKBFDV10DY0NKEHF4YE2D311IJXWNHS4LX6B4EGO6</text:p>
          </table:table-cell>
          <table:table-cell office:value-type="string" calcext:value-type="string">
            <text:p>JABSRT6WExSZLSXHG8Hs53D3D0D1T7ZCDTPRqSrYFQKUiEYSMlLP373J5AVNmBFDV10DYANKEHFtYR2A31DIJXYNZEhKXLb4PGOu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0WVABFQ0K3S3NBBZQ17U3NDCUJKAM1L2CI3ZXO1X24QNLZ8IZLLEWHFIQ7U1C8H1BQ0B5YNY9JZH8345CYMRFN0A5X6HORARJAK</text:p>
          </table:table-cell>
          <table:table-cell office:value-type="string" calcext:value-type="string">
            <text:p>3NDAUSKAMZLmCIxZXOzX24QNLw8VZLLJWqFIQ7iFCJAKMjXnABFQ0K3J3wBBZQb7l8H1Bj0t5YNHiuZH83D5CtMRFX0T5XnNORmR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J90J9QD86H8NC1AWZKSMDIENT80D8B6UZJM3WUI651UWVRYCNNNBIL1BGQCLGHOEOFIK36HCUG7FMMCO4YX90LP98FFFXSI725</text:p>
          </table:table-cell>
          <table:table-cell office:value-type="string" calcext:value-type="string">
            <text:p>C1J90J9Qf86H8NC1AWZKCr4YXs0Lc98FFFRFb725lWUI651eFVRMCGcNBILYBGQCgcHvEZjIKh6HCUS7FdWSMwIERTg0D8B6OgVD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0XLC483EI865G0KWJY8YV6FMK7N4UQNGKVPFTW2V2ITTD678IDO46FO5MKP7P0KAWNR7UY428XHNFO6L2ZS78BG4RQ8A139ATA4</text:p>
          </table:table-cell>
          <table:table-cell office:value-type="string" calcext:value-type="string">
            <text:p>0NWJY8Ll6FgK7N4hQzGKVPFT50mLC483EM8V5G8BG4RS8an3k2V2ITTD678trO4bTC5MKP7hNdY6L2Qf7N0KAWNR7Uc4H8XVKTA4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2PWXI5P8AGYEBOI7GDWCZ2AA5A5XUSYN9ZHSEGZY9UWCI3B8BTZHFHJRMXFIU8QELGG39S9R3WEWP1OIU8VAPDCCGQIKKXB6PFL</text:p>
          </table:table-cell>
          <table:table-cell office:value-type="string" calcext:value-type="string">
            <text:p>GCm9UXiM3BQXhZHgZJaMSFlXNCGQIKKXBA2PWrI5PKAGYEB6PALU8nELKG39S9RSWWWE1OIM8VAP5dfXUSYN9ZHSzOl7GDPCZ2AA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STJVV5ZBXJ0IHR0MB438ZR3LFGIHBXJXY6ZDF1SKHJTK4QEYZZYWCWUSOHIUX5MXG9WR7IB4SNJSW1G19UYUA8QZV614P67J26S</text:p>
          </table:table-cell>
          <table:table-cell office:value-type="string" calcext:value-type="string">
            <text:p>1mP6sxa6SP0IHR0rc438ZRsLFGIHBBJXY6ZTF1SKHJTK4QEcZWYmCWUSOHIUX5MXUOwA7IC4SNbltJG19CYYEBpZV6NSTJxd5ZBX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Z27ILZKMISAQVJKZ2WD7WPIJFIMUCFBJQ267SWAYPUZ8XT35LSEMBB5QQ24J0XV472DBM0T5PC8EK5HS75YEKHD2TZEYN2D26A5</text:p>
          </table:table-cell>
          <table:table-cell office:value-type="string" calcext:value-type="string">
            <text:p>BJY267XWAYPUZ8XEKHnmTZLYf2DX6A5Tp5LSEMBddQQ24J0XV47WyzTiIMUXA3Si7ILZcMISAQVsKeAWkoJDBq0T5PCtEKNHS7JY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T7AKAOSGQ36E4HO10SEFI6B2NO7NKSULGYTJKWZPYEVMHVYOV3WU7D397A1LN2K2ULY5P6KQI744B9HWLD7BCEN4W8ZNZX6H4UU</text:p>
          </table:table-cell>
          <table:table-cell office:value-type="string" calcext:value-type="string">
            <text:p>I4M9HxLD7BCERmq8ZNZX6Q4UUCT7QKAOSGe36E4WO1psYFI6B2NM7NKSMLXYTGLU7D397d1LN2K2AhFAP6KwIJKWAPdaJMrVYOV3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H0JRH6PF2FTZGVED9PY910GBBGDUGSOZF9NIRMZYV2LPLSMLALCH0P28CEW47GTO0ONCXQH43D2R3K55J9UL1KDVNANQ2T9HGMK</text:p>
          </table:table-cell>
          <table:table-cell office:value-type="string" calcext:value-type="string">
            <text:p>rRMZYV2LPLSMvALCH0N2ErEW47GTOROrpZQHV36H0JRtWPF2FTD2R3K55JAUL1KDZtVEDWkY91EGIeGaUGSOgi9NVNANG2TKHGMK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40Z3R2T147MNNMAV9UX9NVOQK4H0JEMKWMBG45OARM0T7EQX4GHNMMIL05LW6RXBHEC4XJQLO6OR8QK4M8JZGTUA83AJ24XGTYH</text:p>
          </table:table-cell>
          <table:table-cell office:value-type="string" calcext:value-type="string">
            <text:p>IL05mW6RXrH83AJ24XGTYTEC4AJQLO6OKGQm4MAJZGTUIUgbNVOxZ4D0SYik40M3R2B147oYyMAx9KWMBM45CJwM0TtEQX4GLNMx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YKNXX93SAMIZZSO4P2HY6QB2HQDAZGIMND96LG5RQ2YRTTHN4CABQH5281CV12A3M4RPYLTR7GUCDK3JMU60HJGRR7H1463DLIM</text:p>
          </table:table-cell>
          <table:table-cell office:value-type="string" calcext:value-type="string">
            <text:p>VmrN4CABQH5J81CV12j3M4SMPW0HJGRR7DM46iDRPYLTR7GUhDK3Y6QB2HQISZGIaNjs6LGRqQ2YR5YMNYXi3FAMIZZSO4P2uLIw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DRRKWJJTGODFHLG3H9WNQHLVSY38BY2GV5GM1X6CMFH3R96JGMOHZXZY15V7SJ5QL7UI766Z49XM5MD3K9GS1N1J9E5QN7WW2K</text:p>
          </table:table-cell>
          <table:table-cell office:value-type="string" calcext:value-type="string">
            <text:p>QLQCU766Z4NXM5lD3KOGS1N3LBY2GV5GM1X6fMQW3y96JdMOWtDRRyWxJPGcDSHuG3H9WVQHuVvYWdXZYy5V7SJ51J9E5HN7ZH2K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VW15P36B532JT0AWCK95DYVKLLCMXGRJNC1TNI70QB2NQFPKPZERZL6QVYPQ7V5BAJ55AEIHE3Y1L9Z9W92NXO3K3KPXVDTXU48</text:p>
          </table:table-cell>
          <table:table-cell office:value-type="string" calcext:value-type="string">
            <text:p>2NQFPKPZERZLQCVYPGwVDYPKLLCMXGRJLC1TiI70QB5BAJ55AMIHE3MlK3RPaVRTXU48PE9ZpW92NXOUVWA5PL6B53oJTtAWCs9g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LHXFWS1IYWMWQINVRP5UY6QP3JKRVICV8JJV59FGLJID1QSJ4MPL0IRU692VKFS119X9J5V58QOATOQLYDTRTVXEYR5QQYVFQDC</text:p>
          </table:table-cell>
          <table:table-cell office:value-type="string" calcext:value-type="string">
            <text:p>S1N9X9J5q58QOATOQdbDTnTiX9AGLJIhagSj4MPL0IRU692VKFWQIqwRP5xgKQDLHXFWS1aYWMEjR5bBYVQQDCP3JKRVIUV8mJV5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P1ER4E1K1K23E04I8V7QAT2R1SZHMBX48PJC5SKGB305X7P3W9YCG2EJ5BTLZIC61X81KZGEM8WOBVGQ7E3F4PKY9M6J4ESGQEU</text:p>
          </table:table-cell>
          <table:table-cell office:value-type="string" calcext:value-type="string">
            <text:p>1G81KrGEM8WOBVGQ7REJ5BTLwIC6V7QAT2nESZHWBX4NWPUNR4E1K1Z23E04I8PJC5SKGBvoPC7P3W9ECGJ4EVGQmUE3F4PKY9ln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ULD8OU2OYAL6H7TP8CQM5RY3XO4P828ZN8OYF6IGOIQ59JLVMYIS12602EQRQ8YWVVFXFWDQOMRBCUIM14LDBJX4ZFUY6YANJ2</text:p>
          </table:table-cell>
          <table:table-cell office:value-type="string" calcext:value-type="string">
            <text:p>ID14LDBJa4zFUw6YANJzRQ8sWVVFjFWDIOMBBZU8CQM5RY3XO4P828ZN8MEULDCOU2OYAL6AGTPOYFnIGgGQ59VLJMYIS1260CbQ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9OFAO5SFLRNMW9G4B52PI6ERFNMXBY70ZGRA64K6X0IA3W0A5H70LAQ6K28CLHFDAOHC6S6Q2JEHGT8YM3P643HKPT7R7YZRXOJ</text:p>
          </table:table-cell>
          <table:table-cell office:value-type="string" calcext:value-type="string">
            <text:p>L9G4B52PIwERFNMXug70ZGRFECLrFDAOHC6SgQ2vHqPT7RbYZRXOA64K6O0IA3W0A5H7RLAQ6VX9OFAOtSFLRNEEHGTCYTiP6w3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X099O37G5P4SG6TYPYFENS49MFNRMNPIUCJXWNYZYOVGIDZIY85YYA6HZUXPB14FV2CZE6FXT6XKR9CPFD6OFP3VMWT5LQFOPS</text:p>
          </table:table-cell>
          <table:table-cell office:value-type="string" calcext:value-type="string">
            <text:p>FNwMNFIUrJXGNYAYOVG9CPFD6ZFT3VqWT5gQXPB14FV2CRE6FXT6XKRSG6vYPNFtNS49MAXX0A9O37G5PDFOESCMZIY8WVYATHZU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S3209BOHFPHY5KZEG234RX1WL7TGVC8EU1NHVRWSEE1WFOUMOPY51OBAEKDZU1W8ORPOJD6AFPLUHMON3AAUURPZEXO54J6F1DT</text:p>
          </table:table-cell>
          <table:table-cell office:value-type="string" calcext:value-type="string">
            <text:p>AEKdZU1W8ORPOJD6AFyLUHMON3SAUsoPZEXOHVRWSPE1WFOUqoPY51YB1WLFTGtC8EU1N54J6F1cTpS3209BOHzPHY5KMtG23TjX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6AES6G4WAQE05HY0WYD2E4XOQZVBKLLSOLKBA138KE8EXHCT6Y2V4DJG5RSBVIPGVAE11YF4PNJN7DYIJUDGHL0ZW7X0B1Q188U</text:p>
          </table:table-cell>
          <table:table-cell office:value-type="string" calcext:value-type="string">
            <text:p>IVGIAy11YFmPNJc7DYIJUDQmLKLLHOPKkA13xKE8EXHCF6Y2V4DJG5RuBV0Zf7X0B1Q18HUG6AES6G4WAQE05HE0WRD2E4XOQgVB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1GRJEN2WW0LVYTQHCMYBOHE975R1O8MFCLV45ANM660MV15R8RR3ILS02I5OZ5IOP5G3NKGCR47GFVN4URWHR8A27IHLW2Y1TM</text:p>
          </table:table-cell>
          <table:table-cell office:value-type="string" calcext:value-type="string">
            <text:p>HLW2I1TMIwS02IDOZIIOE5GINKGTR47GydN4URWHH8A27IAU1iRJFN2WW0LVYTQHgV4nANM660MV15R8RR3CMYBzHE975RaOEMFx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44JYQP56K02TFDAQAMCP8K59Q9RUYBLCDJBG8N9ZNN4YGXO248A5VOW6POEKLKYB2N42GX77TYAK2AR0D12VYRBBG91GQX9AM9B</text:p>
          </table:table-cell>
          <table:table-cell office:value-type="string" calcext:value-type="string">
            <text:p>aM248A5VOW1GQX9qMyB6POEKLKhB2kI2GX77RYAK2ARCPgK59Q9RUYBvuDJBG8hcZNN4YGTX4JYQP56K02TFDAVAMYD12BYREBG9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437ZKSXLBZJFAJXZL1MDH3589TQISQM79ZLDHRHQHOS2SRYB2KRK1ADVZZ5RDJQYNMWUJ80IQHR36A8RJCJTEM7782R83YVCZOX</text:p>
          </table:table-cell>
          <table:table-cell office:value-type="string" calcext:value-type="string">
            <text:p>HvS2SRYTuKRKFADVZZnRDrYZOWEMh782R83YVQYNMWyJ80YQHZ36A8RJCWT89TQISQM79ZLDHRHQZ4zGZKSXLLZJFAJXZLrMDH3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6IDB3KSS4E2C5HGJ9YNSGQZVLH3F6AAKPXH0DPN2KLERBGJHW7HXPBQOGL4EH591G1URKYVF8U0JDX4FJ7WJELXFXG0G3NK6BVV</text:p>
          </table:table-cell>
          <table:table-cell office:value-type="string" calcext:value-type="string">
            <text:p>XqFJ7WQELXFXG0G3XK6BVVIJHWyHXPBIOGL4EH591G1UYKYVF8U0JDLH3F6ANKPTH0DPN2KNEDBI6IDBkKSS4C2C5HHA9YNSGQyV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TORFT0J7WDA1U9QHG7E3Z8I6LVJG92PC3UM4OTUGX0DZ4HZD7SUE1SI4MGHWX3HW88G6R46HDH27U766FBT1LV1NIREU3Q6LRFR</text:p>
          </table:table-cell>
          <table:table-cell office:value-type="string" calcext:value-type="string">
            <text:p>Z8I6LVJG92PC3UM4O1LV1NIREULQ6LGFlTUGXSDIYHZD7SUp1DI4MGHWXCnOHZT0J7WDA1U9QWG7g33HW88G6Ra6HDH27U766FBT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6A9PU3NHKDZ1034XP4N76EVNQCQQVWTBIF5NZH1Y807J478FZWR3DL2DGJ8EDN7EIC0PG5LBMDPSPANSCF3I1NYAAX5AYLJN59N</text:p>
          </table:table-cell>
          <table:table-cell office:value-type="string" calcext:value-type="string">
            <text:p>1Y807G4i8FZWY3yL2DGJ8EDeCF3I1NYAAj5AYLJN59N66A9PU3NHKDZ1034XP4N76EwNQCQHvWTdIF5NxH7EIC0CO5LBMDPSPANS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XFBMDE9V5G63FOTYH1ROBXQ7VE7603KVZDE61YUW22N3RHYR8XG59EQUFWOGXKOUZ1GYDP36KQE8VOR2IG0N18W81D1CVHNX6IA</text:p>
          </table:table-cell>
          <table:table-cell office:value-type="string" calcext:value-type="string">
            <text:p>P22N3RHYR81GYDP36KQE8VOO2IGDc18Sl1OXFBrDE9V5G63FOHYH1ROBXQ7VE76w3KVZDE61YUD1CVjNX6dAXG59EQUFWOGXKOUZ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D0JK29SMDN20B8LIW0CB2SMXALBATB2ZGGEBNHABXDT8L4DC6VHL0UIBZQRCLLSVKDVUX7ZAJ98SBKKTWV3V2I3V1ZSA0TKWHFF</text:p>
          </table:table-cell>
          <table:table-cell office:value-type="string" calcext:value-type="string">
            <text:p>ZoJ98SBKKTWV3V2I3V1ZSA0LKWHFFWD0JK29SMDN20kTLIW0CA2SQRCLLSVKDVrU7MtALBATB2ZGGEoNHABXDT8L4DT6VPL0UIBZ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09Z80CAYIFPZ6YIFVDREBY6KUDLCPMRD2VMFICHJ65Z5E2FKCZJKKI49VYNZVQSAYT6TUXMNP5A1FJYVB3356GXR145XUPITWC0</text:p>
          </table:table-cell>
          <table:table-cell office:value-type="string" calcext:value-type="string">
            <text:p>GXR145XUPITWCG6KUDLCPMRD260JY80CAYSFPZnYIFVDREBYYQSAYT6JUXMNP5A1FJYVB3356JKqI4xVYNZVBFGsHJ65Z5E2FKCZ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EBUUPXCBUPH49JF9IJH7Z5LM310U93I0GZA8CA1CI7ACT5OL86GU6GIUMBEO2AB16YS5MEAQGOYY3GA1STRY0YYPZLK68OI1UA2</text:p>
          </table:table-cell>
          <table:table-cell office:value-type="string" calcext:value-type="string">
            <text:p>UEBUUPXCBUPH49JF9IJqJZhyM3cxU93I0GZA8cAY3GA1STRY0YYP6GIXMBEO2AB16YS5MEdQGOYZLK68OIWUA21GI7ACT5OLJ6GU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8I677IEVDRA4RNAIDPHWVAZU5QMNMTML05RRTSV62MWRGZ2TL3F1PA9NLDBMDDHAYG60XVV32KTENJWLBJLYL0N9ESAX2DAMOF5</text:p>
          </table:table-cell>
          <table:table-cell office:value-type="string" calcext:value-type="string">
            <text:p>Z2TL3F1OA9NLDBMDDHAY0N9ESAU2KAMOF5K8I6J7IEVDRA4RNAIDPGWVAIU5QMNMTML05RG60XVV32KTEzJWLBJLYLRTSV62MWKG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2YP0GUI5O5V3BOJVHWFMGG0XJWEE287ETQQE2GK1Y5U1N1YSKL3NVE2Q3G909KPKPTC9A3PPSKI4SG0FUD57QE62WL3XASUHCX8</text:p>
          </table:table-cell>
          <table:table-cell office:value-type="string" calcext:value-type="string">
            <text:p>PTCYA3PPSKI4SG0fUDTQQE2GK1Y5U1N1YSKL3FBOJVHaFMGr0XSWEE2V7E57QE62WL3XESUHCX8Os2Q3G909KPKA2YP0GUI5Z5V3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QITTPC8RVRX6PUSP0782COJV3IHTBDS9KNFSAPS8RI30F5BEYGFCLRH06UF2KTK1EUM776OIITVWM2MDJCKQ6GBACSHTSZ85XOP</text:p>
          </table:table-cell>
          <table:table-cell office:value-type="string" calcext:value-type="string">
            <text:p>KTKrVjMU76yIITwWM2SAPS8RI30F5BEYGFCLRH06UF28wCOJV3IHTBDS9KNFTQITTPC8RVRX6PUSP07MDJCKQ6kBAuSHTSZ85XOP</text:p>
          </table:table-cell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B7NY5QH8HKG5SC97OWXH9I3Y14RBV1VYZ8BHSCWB50PGFR1TTLBVO2FQNNET23DWIW4F3UAK8UN038JKX39GXU7GF0CKDF4XQP0</text:p>
          </table:table-cell>
          <table:table-cell office:value-type="string" calcext:value-type="string">
            <text:p>8B7NY5RaGHKG5SC97OWXH9IjY14RBV1VYZ8BHSCWB50PGDF4XQp0UAKXUN038JKX39GXU7GF0EKFRrTTLBVO2FQNNET23DWIW4F3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1DGT1VBL09VM7AMZTN7JLUZGDBTPM1QQMEL5USDRORSV67HBGBP7PVBKHOGDGT1W7WVH8OXBL9I59DSVT40AN4TG04XZGLBL88C</text:p>
          </table:table-cell>
          <table:table-cell office:value-type="string" calcext:value-type="string">
            <text:p>4XZGLBL88CUSDRORSV67HBGBP7PVBKMJAMmTN7JLUZGDBTPMdQQMEL5V1DGT1VBL09VVH8OwBL9I59DSVT40AN4TG0HOGDGT1W7W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D2G1KY3HAQHFA0XKZ40GHBHE46Z0TI5Y7IP7F04Q7PI9AL0OKKL1MXPE4RURAKDVRATEMWT3PPJKMIX5HQNDSCWVUW3SNV67O5Z</text:p>
          </table:table-cell>
          <table:table-cell office:value-type="string" calcext:value-type="string">
            <text:p>40GHBHE46Z0TI5Y7IP7F04QTD2G1KY3HAQHFA0XKZ7PI9AL0OKKL1MXPX5HQNDSCWVvW3SNV67F5ZE4RURAKDVRATEMWTBPPJKMI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I3K59A0M8HDRFDVPSGR6HHPP9Z6G7MCA5UQAV6B55A8XOLI1CMCJ8U6HUHOZW6O0M7NFB86N17DUU5JN1TEP64ZHJGG4HB58477</text:p>
          </table:table-cell>
          <table:table-cell office:value-type="string" calcext:value-type="string">
            <text:p>n7DUU5JN1TEP6HHPP9Z6G7MCA5UQAV6B55A8X9I3K59A0M8HDRFDVPSGR66O0M7NFB86NOLI1CMCJ8U6HUHOZW4ZzJGG4HB58M77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EFADXUS0GGF52BKXK7PSODSVL7Z8RXOG2ZSSR129JDORRYTINBEFM441ZEDF8HDDQVEEN1I0O5YHKCWT3HLUTEV4TVGYK2QDNQT</text:p>
          </table:table-cell>
          <table:table-cell office:value-type="string" calcext:value-type="string">
            <text:p>QTZ8RXOG2ZSSR129JDORRYTINB8EFADXUS0GGF52BKDDQVEFN1I0XK7PSODSVL7O5YHKCWT3HLUTEV4TVGYK2QDNEFM441ZEDF8H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5VB9LF9LO8BM0OQGAX0BS8SQ8MXG3L89DRIHCYX2YEBDO826IFEQ4ISU48UKHYQXQGST3HJ1Q36KPGOFNLSZ24ODYDU53WMZ340</text:p>
          </table:table-cell>
          <table:table-cell office:value-type="string" calcext:value-type="string">
            <text:p>YEBDO826IFEQ4ISU48UKHYQXQGST3HJ1QSQ8MXG3L89DRIHCYX2DU53WMZ340B5VB9LF9LO8BM0OQGAX0BS836KPGOFNLSZ24ODY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</table:table>
      <table:table table:name="transloacation beginning" table:style-name="ta1">
        <table:shapes>
          <draw:frame draw:z-index="0" draw:style-name="gr1" draw:text-style-name="P1" svg:width="23.083cm" svg:height="14.217cm" svg:x="6.405cm" svg:y="4.449cm">
            <draw:object draw:notify-on-update-of-ranges="'transloacation beginning'.A1:'transloacation beginning'.A60 'transloacation beginning'.B1:'transloacation beginning'.B60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8">00/00/0000</text:date>, <text:time style:data-style-name="N2" text:time-value="22:03:26.4922670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12:08:31.516702906</meta:creation-date>
    <dc:date>2017-07-08T22:03:42.866614972</dc:date>
    <meta:editing-duration>P0D</meta:editing-duration>
    <meta:editing-cycles>2</meta:editing-cycles>
    <meta:generator>LibreOffice/4.2.8.2$Linux_X86_64 LibreOffice_project/420m0$Build-2</meta:generator>
    <meta:document-statistic meta:table-count="4" meta:cell-count="133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8cm" xlink:href=".." xlink:type="simple" chart:class="chart:line" chart:style-name="ch1">
        <chart:title svg:x="5.377cm" svg:y="0.315cm" chart:style-name="ch2">
          <text:p>String Matching Prediction</text:p>
        </chart:title>
        <chart:subtitle svg:x="5.269cm" svg:y="1.296cm" chart:style-name="ch3">
          <text:p>(In the beginning of Training)</text:p>
        </chart:subtitle>
        <chart:legend chart:legend-position="bottom" svg:x="5.556cm" svg:y="8.178cm" style:legend-expansion="wide" chart:style-name="ch4"/>
        <chart:plot-area chart:style-name="ch5" table:cell-range-address="'mutated beginnig and end'.A1:'mutated beginnig and end'.B51" chart:data-source-has-labels="row" svg:x="1.365cm" svg:y="2.233cm" svg:width="14.315cm" svg:height="4.75cm">
          <chartooo:coordinate-region svg:x="2.221cm" svg:y="2.456cm" svg:width="13.257cm" svg:height="3.388cm"/>
          <chart:axis chart:dimension="x" chart:name="primary-x" chart:style-name="ch6">
            <chart:title svg:x="7.981cm" svg:y="7.163cm" chart:style-name="ch7">
              <text:p>Strings</text:p>
            </chart:title>
          </chart:axis>
          <chart:axis chart:dimension="y" chart:name="primary-y" chart:style-name="ch6">
            <chart:title svg:x="0.451cm" svg:y="7.971cm" chart:style-name="ch8">
              <text:p>% simillarity between original and mutated string</text:p>
            </chart:title>
            <chart:grid chart:style-name="ch9" chart:class="major"/>
          </chart:axis>
          <chart:series chart:style-name="ch10" chart:values-cell-range-address="'mutated beginnig and end'.A2:'mutated beginnig and end'.A51" chart:label-cell-address="'mutated beginnig and end'.A1:'mutated beginnig and end'.A1" chart:class="chart:line">
            <chart:data-point chart:repeated="50"/>
          </chart:series>
          <chart:series chart:style-name="ch11" chart:values-cell-range-address="'mutated beginnig and end'.B2:'mutated beginnig and end'.B51" chart:label-cell-address="'mutated beginnig and end'.B1:'mutated beginnig and end'.B1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dicted</text:p>
                <draw:g>
                  <svg:desc>'mutated beginnig and end'.A1:'mutated beginnig and end'.A1</svg:desc>
                </draw:g>
              </table:table-cell>
              <table:table-cell office:value-type="string">
                <text:p>Actual</text:p>
                <draw:g>
                  <svg:desc>'mutated beginnig and end'.B1:'mutated beginnig and end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">
                <text:p>77</text:p>
                <draw:g>
                  <svg:desc>'mutated beginnig and end'.A2:'mutated beginnig and end'.A51</svg:desc>
                </draw:g>
              </table:table-cell>
              <table:table-cell office:value-type="float" office:value="47">
                <text:p>47</text:p>
                <draw:g>
                  <svg:desc>'mutated beginnig and end'.B2:'mutated beginnig and end'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">
                <text:p>7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">
                <text:p>7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7">
                <text:p>7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">
                <text:p>7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">
                <text:p>7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">
                <text:p>7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7">
                <text:p>7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7">
                <text:p>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7">
                <text:p>7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7">
                <text:p>7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7">
                <text:p>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7">
                <text:p>7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7">
                <text:p>7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7">
                <text:p>7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7">
                <text:p>7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7">
                <text:p>7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7">
                <text:p>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7">
                <text:p>7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7">
                <text:p>7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7">
                <text:p>7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7">
                <text:p>7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">
                <text:p>7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7">
                <text:p>7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7">
                <text:p>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7">
                <text:p>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7">
                <text:p>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7">
                <text:p>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7">
                <text:p>7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7">
                <text:p>7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7">
                <text:p>7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7">
                <text:p>7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7">
                <text:p>7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7">
                <text:p>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7">
                <text:p>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7">
                <text:p>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7">
                <text:p>7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7">
                <text:p>7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7">
                <text:p>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7">
                <text:p>7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7">
                <text:p>77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8cm" xlink:href=".." xlink:type="simple" chart:class="chart:line" chart:style-name="ch1">
        <chart:title svg:x="5.377cm" svg:y="0.315cm" chart:style-name="ch2">
          <text:p>String Matching Prediction</text:p>
        </chart:title>
        <chart:subtitle svg:x="5.813cm" svg:y="1.296cm" chart:style-name="ch3">
          <text:p>(In the End of Training)</text:p>
        </chart:subtitle>
        <chart:legend chart:legend-position="bottom" svg:x="5.556cm" svg:y="8.178cm" style:legend-expansion="wide" chart:style-name="ch4"/>
        <chart:plot-area chart:style-name="ch5" table:cell-range-address="'mutated beginnig and end'.C1:'mutated beginnig and end'.D52" chart:data-source-has-labels="row" svg:x="1.365cm" svg:y="2.233cm" svg:width="14.315cm" svg:height="4.75cm">
          <chartooo:coordinate-region svg:x="2.221cm" svg:y="2.456cm" svg:width="13.256cm" svg:height="3.388cm"/>
          <chart:axis chart:dimension="x" chart:name="primary-x" chart:style-name="ch6">
            <chart:title svg:x="7.981cm" svg:y="7.163cm" chart:style-name="ch7">
              <text:p>Strings</text:p>
            </chart:title>
          </chart:axis>
          <chart:axis chart:dimension="y" chart:name="primary-y" chart:style-name="ch6">
            <chart:title svg:x="0.451cm" svg:y="7.971cm" chart:style-name="ch8">
              <text:p>% simillarity between original and mutated string</text:p>
            </chart:title>
            <chart:grid chart:style-name="ch9" chart:class="major"/>
          </chart:axis>
          <chart:series chart:style-name="ch10" chart:values-cell-range-address="'mutated beginnig and end'.C2:'mutated beginnig and end'.C52" chart:label-cell-address="'mutated beginnig and end'.C1:'mutated beginnig and end'.C1" chart:class="chart:line">
            <chart:data-point chart:repeated="51"/>
          </chart:series>
          <chart:series chart:style-name="ch11" chart:values-cell-range-address="'mutated beginnig and end'.D2:'mutated beginnig and end'.D52" chart:label-cell-address="'mutated beginnig and end'.D1:'mutated beginnig and end'.D1" chart:class="chart:line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dicted</text:p>
                <draw:g>
                  <svg:desc>'mutated beginnig and end'.C1:'mutated beginnig and end'.C1</svg:desc>
                </draw:g>
              </table:table-cell>
              <table:table-cell office:value-type="string">
                <text:p>Actual</text:p>
                <draw:g>
                  <svg:desc>'mutated beginnig and end'.D1:'mutated beginnig and end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">
                <text:p>70</text:p>
                <draw:g>
                  <svg:desc>'mutated beginnig and end'.C2:'mutated beginnig and end'.C52</svg:desc>
                </draw:g>
              </table:table-cell>
              <table:table-cell office:value-type="float" office:value="71">
                <text:p>71</text:p>
                <draw:g>
                  <svg:desc>'mutated beginnig and end'.D2:'mutated beginnig and end'.D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">
                <text:p>7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">
                <text:p>7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">
                <text:p>5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">
                <text:p>6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">
                <text:p>6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">
                <text:p>4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">
                <text:p>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">
                <text:p>6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3">
                <text:p>8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">
                <text:p>8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">
                <text:p>5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">
                <text:p>5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6">
                <text:p>8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6">
                <text:p>8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">
                <text:p>4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">
                <text:p>7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">
                <text:p>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6">
                <text:p>8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3">
                <text:p>7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6">
                <text:p>8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8">
                <text:p>6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">
                <text:p>8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4">
                <text:p>6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">
                <text:p>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9">
                <text:p>5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">
                <text:p>5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3">
                <text:p>8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">
                <text:p>14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874cm" svg:height="13.68cm" xlink:href="." xlink:type="simple" chart:class="chart:line" chart:style-name="ch1">
        <chart:title svg:x="6.846cm" svg:y="0.408cm" chart:style-name="ch2">
          <text:p>Comparison of neural network and levinstein distance method</text:p>
        </chart:title>
        <chart:subtitle svg:x="11.073cm" svg:y="1.482cm" chart:style-name="ch3">
          <text:p>(with mutation only)</text:p>
        </chart:subtitle>
        <chart:legend chart:legend-position="bottom" svg:x="8.051cm" svg:y="12.85cm" style:legend-expansion="wide" chart:style-name="ch4"/>
        <chart:plot-area chart:style-name="ch5" chart:data-source-has-labels="both" svg:x="1.562cm" svg:y="2.512cm" svg:width="23.795cm" svg:height="9.05cm">
          <chartooo:coordinate-region svg:x="2.418cm" svg:y="2.735cm" svg:width="22.781cm" svg:height="7.835cm"/>
          <chart:axis chart:dimension="x" chart:name="primary-x" chart:style-name="ch6" chartooo:axis-type="text">
            <chart:title svg:x="10.62cm" svg:y="11.835cm" chart:style-name="ch7">
              <text:p>Strings with ascending order of similarity</text:p>
            </chart:title>
            <chart:categories table:cell-range-address="local-table.$A$2:.$A$101"/>
          </chart:axis>
          <chart:axis chart:dimension="y" chart:name="primary-y" chart:style-name="ch8">
            <chart:title svg:x="0.451cm" svg:y="7.921cm" chart:style-name="ch9">
              <text:p>% similarity</text:p>
            </chart:title>
            <chart:grid chart:style-name="ch10" chart:class="major"/>
          </chart:axis>
          <chart:series chart:style-name="ch11" chart:values-cell-range-address="local-table.$B$2:.$B$101" chart:label-cell-address="local-table.$B$1" chart:class="chart:line">
            <chart:data-point chart:repeated="100"/>
          </chart:series>
          <chart:series chart:style-name="ch12" chart:values-cell-range-address="local-table.$C$2:.$C$101" chart:label-cell-address="local-table.$C$1" chart:class="chart:line">
            <chart:data-point chart:repeated="100"/>
          </chart:series>
          <chart:series chart:style-name="ch13" chart:values-cell-range-address="local-table.$D$2:.$D$101" chart:label-cell-address="local-table.$D$1" chart:class="chart:line">
            <chart:data-point chart:repeated="1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dicted</text:p>
              </table:table-cell>
              <table:table-cell office:value-type="string">
                <text:p>Original</text:p>
              </table:table-cell>
              <table:table-cell office:value-type="string">
                <text:p>Levenshtein distanc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">
                <text:p>53</text:p>
              </table:table-cell>
              <table:table-cell office:value-type="float" office:value="12">
                <text:p>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">
                <text:p>49</text:p>
              </table:table-cell>
              <table:table-cell office:value-type="float" office:value="13">
                <text:p>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">
                <text:p>45</text:p>
              </table:table-cell>
              <table:table-cell office:value-type="float" office:value="17">
                <text:p>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">
                <text:p>38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">
                <text:p>31</text:p>
              </table:table-cell>
              <table:table-cell office:value-type="float" office:value="21">
                <text:p>2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">
                <text:p>51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9">
                <text:p>49</text:p>
              </table:table-cell>
              <table:table-cell office:value-type="float" office:value="23">
                <text:p>2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4">
                <text:p>2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">
                <text:p>45</text:p>
              </table:table-cell>
              <table:table-cell office:value-type="float" office:value="25">
                <text:p>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26">
                <text:p>2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26">
                <text:p>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">
                <text:p>45</text:p>
              </table:table-cell>
              <table:table-cell office:value-type="float" office:value="28">
                <text:p>2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">
                <text:p>51</text:p>
              </table:table-cell>
              <table:table-cell office:value-type="float" office:value="32">
                <text:p>3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">
                <text:p>57</text:p>
              </table:table-cell>
              <table:table-cell office:value-type="float" office:value="37">
                <text:p>3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8">
                <text:p>3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">
                <text:p>26</text:p>
              </table:table-cell>
              <table:table-cell office:value-type="float" office:value="39">
                <text:p>3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">
                <text:p>51</text:p>
              </table:table-cell>
              <table:table-cell office:value-type="float" office:value="42">
                <text:p>4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44">
                <text:p>4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">
                <text:p>60</text:p>
              </table:table-cell>
              <table:table-cell office:value-type="float" office:value="46">
                <text:p>4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50">
                <text:p>5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3">
                <text:p>5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4">
                <text:p>64</text:p>
              </table:table-cell>
              <table:table-cell office:value-type="float" office:value="53">
                <text:p>5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">
                <text:p>57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54">
                <text:p>5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8">
                <text:p>58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8">
                <text:p>58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1">
                <text:p>6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">
                <text:p>64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4">
                <text:p>64</text:p>
              </table:table-cell>
              <table:table-cell office:value-type="float" office:value="62">
                <text:p>6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7">
                <text:p>67</text:p>
              </table:table-cell>
              <table:table-cell office:value-type="float" office:value="62">
                <text:p>6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63">
                <text:p>6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7">
                <text:p>67</text:p>
              </table:table-cell>
              <table:table-cell office:value-type="float" office:value="63">
                <text:p>6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4">
                <text:p>64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1">
                <text:p>61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3">
                <text:p>63</text:p>
              </table:table-cell>
              <table:table-cell office:value-type="float" office:value="72">
                <text:p>7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7">
                <text:p>67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0">
                <text:p>60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7">
                <text:p>67</text:p>
              </table:table-cell>
              <table:table-cell office:value-type="float" office:value="73">
                <text:p>7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7">
                <text:p>67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7">
                <text:p>6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7">
                <text:p>67</text:p>
              </table:table-cell>
              <table:table-cell office:value-type="float" office:value="79">
                <text:p>7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4">
                <text:p>74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7">
                <text:p>77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7">
                <text:p>77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0">
                <text:p>80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6">
                <text:p>86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5">
                <text:p>8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9">
                <text:p>89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4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4">
                <text:p>94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4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4">
                <text:p>9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017cm" svg:height="13.574cm" xlink:href="." xlink:type="simple" chart:class="chart:line" chart:style-name="ch1">
        <chart:title svg:x="6.635cm" svg:y="0.406cm" chart:style-name="ch2">
          <text:p>Comparison of neural network and Levenshtein distance method</text:p>
        </chart:title>
        <chart:subtitle svg:x="9.894cm" svg:y="1.478cm" chart:style-name="ch3">
          <text:p>(with mutation and Translocation)</text:p>
        </chart:subtitle>
        <chart:legend chart:legend-position="bottom" svg:x="8.122cm" svg:y="12.744cm" style:legend-expansion="wide" chart:style-name="ch4"/>
        <chart:plot-area chart:style-name="ch5" chart:data-source-has-labels="both" svg:x="1.565cm" svg:y="2.506cm" svg:width="23.932cm" svg:height="8.952cm">
          <chartooo:coordinate-region svg:x="2.421cm" svg:y="2.729cm" svg:width="22.918cm" svg:height="7.737cm"/>
          <chart:axis chart:dimension="x" chart:name="primary-x" chart:style-name="ch6" chartooo:axis-type="text">
            <chart:title svg:x="10.692cm" svg:y="11.729cm" chart:style-name="ch7">
              <text:p>Strings with ascending order of similarity</text:p>
            </chart:title>
            <chart:categories table:cell-range-address="local-table.$A$2:.$A$101"/>
          </chart:axis>
          <chart:axis chart:dimension="y" chart:name="primary-y" chart:style-name="ch8">
            <chart:title svg:x="0.451cm" svg:y="7.866cm" chart:style-name="ch9">
              <text:p>% similarity</text:p>
            </chart:title>
            <chart:grid chart:style-name="ch10" chart:class="major"/>
          </chart:axis>
          <chart:series chart:style-name="ch11" chart:values-cell-range-address="local-table.$B$2:.$B$101" chart:label-cell-address="local-table.$B$1" chart:class="chart:line">
            <chart:data-point chart:repeated="100"/>
          </chart:series>
          <chart:series chart:style-name="ch12" chart:values-cell-range-address="local-table.$C$2:.$C$101" chart:label-cell-address="local-table.$C$1" chart:class="chart:line">
            <chart:data-point chart:repeated="100"/>
          </chart:series>
          <chart:series chart:style-name="ch13" chart:values-cell-range-address="local-table.$D$2:.$D$101" chart:label-cell-address="local-table.$D$1" chart:class="chart:line">
            <chart:data-point chart:repeated="1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dicted</text:p>
              </table:table-cell>
              <table:table-cell office:value-type="string">
                <text:p>Original</text:p>
              </table:table-cell>
              <table:table-cell office:value-type="string">
                <text:p>Levenshtein distanc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">
                <text:p>47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">
                <text:p>42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">
                <text:p>40</text:p>
              </table:table-cell>
              <table:table-cell office:value-type="float" office:value="28">
                <text:p>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">
                <text:p>47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">
                <text:p>47</text:p>
              </table:table-cell>
              <table:table-cell office:value-type="float" office:value="29">
                <text:p>2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30">
                <text:p>3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31">
                <text:p>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35">
                <text:p>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">
                <text:p>54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">
                <text:p>47</text:p>
              </table:table-cell>
              <table:table-cell office:value-type="float" office:value="37">
                <text:p>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">
                <text:p>54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38">
                <text:p>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39">
                <text:p>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39">
                <text:p>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45">
                <text:p>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46">
                <text:p>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">
                <text:p>58</text:p>
              </table:table-cell>
              <table:table-cell office:value-type="float" office:value="53">
                <text:p>5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54">
                <text:p>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">
                <text:p>69</text:p>
              </table:table-cell>
              <table:table-cell office:value-type="float" office:value="54">
                <text:p>5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6">
                <text:p>76</text:p>
              </table:table-cell>
              <table:table-cell office:value-type="float" office:value="59">
                <text:p>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4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">
                <text:p>62</text:p>
              </table:table-cell>
              <table:table-cell office:value-type="float" office:value="60">
                <text:p>6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61">
                <text:p>6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1">
                <text:p>71</text:p>
              </table:table-cell>
              <table:table-cell office:value-type="float" office:value="62">
                <text:p>6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4">
                <text:p>54</text:p>
              </table:table-cell>
              <table:table-cell office:value-type="float" office:value="63">
                <text:p>6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4">
                <text:p>6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">
                <text:p>71</text:p>
              </table:table-cell>
              <table:table-cell office:value-type="float" office:value="65">
                <text:p>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2">
                <text:p>62</text:p>
              </table:table-cell>
              <table:table-cell office:value-type="float" office:value="65">
                <text:p>6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8">
                <text:p>58</text:p>
              </table:table-cell>
              <table:table-cell office:value-type="float" office:value="66">
                <text:p>6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6">
                <text:p>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7">
                <text:p>6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9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4">
                <text:p>64</text:p>
              </table:table-cell>
              <table:table-cell office:value-type="float" office:value="74">
                <text:p>7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6">
                <text:p>66</text:p>
              </table:table-cell>
              <table:table-cell office:value-type="float" office:value="77">
                <text:p>7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3">
                <text:p>73</text:p>
              </table:table-cell>
              <table:table-cell office:value-type="float" office:value="80">
                <text:p>8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3">
                <text:p>73</text:p>
              </table:table-cell>
              <table:table-cell office:value-type="float" office:value="81">
                <text:p>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3">
                <text:p>73</text:p>
              </table:table-cell>
              <table:table-cell office:value-type="float" office:value="81">
                <text:p>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2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9">
                <text:p>79</text:p>
              </table:table-cell>
              <table:table-cell office:value-type="float" office:value="87">
                <text:p>8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89">
                <text:p>8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6">
                <text:p>76</text:p>
              </table:table-cell>
              <table:table-cell office:value-type="float" office:value="91">
                <text:p>9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1">
                <text:p>91</text:p>
              </table:table-cell>
              <table:table-cell office:value-type="float" office:value="96">
                <text:p>9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5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5">
                <text:p>95</text:p>
              </table:table-cell>
              <table:table-cell office:value-type="float" office:value="99">
                <text:p>9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99">
                <text:p>99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084cm" svg:height="14.218cm" xlink:href=".." xlink:type="simple" chart:class="chart:line" chart:style-name="ch1">
        <chart:legend chart:legend-position="end" svg:x="20.087cm" svg:y="6.514cm" style:legend-expansion="high" chart:style-name="ch2"/>
        <chart:plot-area chart:style-name="ch3" table:cell-range-address="'transloacation beginning'.A1:'transloacation beginning'.B60" svg:x="0.461cm" svg:y="0.284cm" svg:width="19.165cm" svg:height="13.65cm">
          <chartooo:coordinate-region svg:x="1.317cm" svg:y="0.507cm" svg:width="18.107cm" svg:height="12.2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ransloacation beginning'.A1:'transloacation beginning'.A60" chart:class="chart:line">
            <chart:data-point chart:repeated="60"/>
          </chart:series>
          <chart:series chart:style-name="ch7" chart:values-cell-range-address="'transloacation beginning'.B1:'transloacation beginning'.B60" chart:class="chart:line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transloacation beginning'.A1:'transloacation beginning'.A60</svg:desc>
                </draw:g>
              </table:table-cell>
              <table:table-cell office:value-type="float" office:value="1">
                <text:p>1</text:p>
                <draw:g>
                  <svg:desc>'transloacation beginning'.B1:'transloacation beginning'.B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">
                <text:p>5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">
                <text:p>6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4">
                <text:p>7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">
                <text:p>6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">
                <text:p>7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3">
                <text:p>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">
                <text:p>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">
                <text:p>6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">
                <text:p>6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">
                <text:p>6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">
                <text:p>7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2">
                <text:p>6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">
                <text:p>2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7">
                <text:p>6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">
                <text:p>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">
                <text:p>4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">
                <text:p>6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">
                <text:p>4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">
                <text:p>5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8">
                <text:p>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">
                <text:p>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">
                <text:p>3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">
                <text:p>67</text:p>
              </table:table-cell>
              <table:table-cell office:value-type="float" office:value="77">
                <text:p>7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